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ase" table:style-name="ta1">
        <table:shapes>
          <draw:frame draw:z-index="0" draw:style-name="gr1" draw:text-style-name="P1" svg:width="29.222cm" svg:height="9.005cm" svg:x="3.495cm" svg:y="0.106cm">
            <draw:object draw:notify-on-update-of-ranges="phase.A1:phase.A1 phase.A2:phase.A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47.6897703231505" calcext:value-type="float">
            <text:p>47.6897703231505</text:p>
          </table:table-cell>
        </table:table-row>
        <table:table-row table:style-name="ro1">
          <table:table-cell office:value-type="float" office:value="79.5483670560113" calcext:value-type="float">
            <text:p>79.5483670560113</text:p>
          </table:table-cell>
        </table:table-row>
        <table:table-row table:style-name="ro1">
          <table:table-cell office:value-type="float" office:value="49.6354634269026" calcext:value-type="float">
            <text:p>49.6354634269026</text:p>
          </table:table-cell>
        </table:table-row>
        <table:table-row table:style-name="ro1">
          <table:table-cell office:value-type="float" office:value="77.9432374661674" calcext:value-type="float">
            <text:p>77.9432374661674</text:p>
          </table:table-cell>
        </table:table-row>
        <table:table-row table:style-name="ro1">
          <table:table-cell office:value-type="float" office:value="51.5967382978942" calcext:value-type="float">
            <text:p>51.5967382978942</text:p>
          </table:table-cell>
        </table:table-row>
        <table:table-row table:style-name="ro1">
          <table:table-cell office:value-type="float" office:value="75.1735200296443" calcext:value-type="float">
            <text:p>75.1735200296443</text:p>
          </table:table-cell>
        </table:table-row>
        <table:table-row table:style-name="ro1">
          <table:table-cell office:value-type="float" office:value="53.5691418798376" calcext:value-type="float">
            <text:p>53.5691418798376</text:p>
          </table:table-cell>
        </table:table-row>
        <table:table-row table:style-name="ro1">
          <table:table-cell office:value-type="float" office:value="72.7765638088686" calcext:value-type="float">
            <text:p>72.7765638088686</text:p>
          </table:table-cell>
        </table:table-row>
        <table:table-row table:style-name="ro1">
          <table:table-cell office:value-type="float" office:value="54.52466797179" calcext:value-type="float">
            <text:p>54.52466797179</text:p>
          </table:table-cell>
        </table:table-row>
        <table:table-row table:style-name="ro1">
          <table:table-cell office:value-type="float" office:value="71.2219667775545" calcext:value-type="float">
            <text:p>71.2219667775545</text:p>
          </table:table-cell>
        </table:table-row>
        <table:table-row table:style-name="ro1">
          <table:table-cell office:value-type="float" office:value="56.0138328903514" calcext:value-type="float">
            <text:p>56.0138328903514</text:p>
          </table:table-cell>
        </table:table-row>
        <table:table-row table:style-name="ro1">
          <table:table-cell office:value-type="float" office:value="70.0168934781" calcext:value-type="float">
            <text:p>70.0168934781</text:p>
          </table:table-cell>
        </table:table-row>
        <table:table-row table:style-name="ro1">
          <table:table-cell office:value-type="float" office:value="58.2848664849022" calcext:value-type="float">
            <text:p>58.2848664849022</text:p>
          </table:table-cell>
        </table:table-row>
        <table:table-row table:style-name="ro1">
          <table:table-cell office:value-type="float" office:value="67.3801350519596" calcext:value-type="float">
            <text:p>67.3801350519596</text:p>
          </table:table-cell>
        </table:table-row>
        <table:table-row table:style-name="ro1">
          <table:table-cell office:value-type="float" office:value="61.213381689986" calcext:value-type="float">
            <text:p>61.213381689986</text:p>
          </table:table-cell>
        </table:table-row>
        <table:table-row table:style-name="ro1">
          <table:table-cell office:value-type="float" office:value="65.1484141402878" calcext:value-type="float">
            <text:p>65.1484141402878</text:p>
          </table:table-cell>
        </table:table-row>
        <table:table-row table:style-name="ro1">
          <table:table-cell office:value-type="float" office:value="62.9494029929139" calcext:value-type="float">
            <text:p>62.9494029929139</text:p>
          </table:table-cell>
        </table:table-row>
        <table:table-row table:style-name="ro1">
          <table:table-cell office:value-type="float" office:value="63.434948822922" calcext:value-type="float">
            <text:p>63.434948822922</text:p>
          </table:table-cell>
        </table:table-row>
        <table:table-row table:style-name="ro1">
          <table:table-cell office:value-type="float" office:value="63.9144002217186" calcext:value-type="float">
            <text:p>63.9144002217186</text:p>
          </table:table-cell>
        </table:table-row>
        <table:table-row table:style-name="ro1">
          <table:table-cell office:value-type="float" office:value="62.2160735877907" calcext:value-type="float">
            <text:p>62.2160735877907</text:p>
          </table:table-cell>
        </table:table-row>
        <table:table-row table:style-name="ro1">
          <table:table-cell office:value-type="float" office:value="65.1125882890755" calcext:value-type="float">
            <text:p>65.1125882890755</text:p>
          </table:table-cell>
        </table:table-row>
        <table:table-row table:style-name="ro1">
          <table:table-cell office:value-type="float" office:value="59.9816325723909" calcext:value-type="float">
            <text:p>59.9816325723909</text:p>
          </table:table-cell>
        </table:table-row>
        <table:table-row table:style-name="ro1">
          <table:table-cell office:value-type="float" office:value="67.5901626285067" calcext:value-type="float">
            <text:p>67.5901626285067</text:p>
          </table:table-cell>
        </table:table-row>
        <table:table-row table:style-name="ro1">
          <table:table-cell office:value-type="float" office:value="57.9946167919165" calcext:value-type="float">
            <text:p>57.9946167919165</text:p>
          </table:table-cell>
        </table:table-row>
        <table:table-row table:style-name="ro1">
          <table:table-cell office:value-type="float" office:value="69.8293465881496" calcext:value-type="float">
            <text:p>69.8293465881496</text:p>
          </table:table-cell>
        </table:table-row>
        <table:table-row table:style-name="ro1">
          <table:table-cell office:value-type="float" office:value="57.0677689586533" calcext:value-type="float">
            <text:p>57.0677689586533</text:p>
          </table:table-cell>
        </table:table-row>
        <table:table-row table:style-name="ro1">
          <table:table-cell office:value-type="float" office:value="71.565051177078" calcext:value-type="float">
            <text:p>71.565051177078</text:p>
          </table:table-cell>
        </table:table-row>
        <table:table-row table:style-name="ro1">
          <table:table-cell office:value-type="float" office:value="55.0975043840753" calcext:value-type="float">
            <text:p>55.0975043840753</text:p>
          </table:table-cell>
        </table:table-row>
        <table:table-row table:style-name="ro1">
          <table:table-cell office:value-type="float" office:value="72.7765638088686" calcext:value-type="float">
            <text:p>72.7765638088686</text:p>
          </table:table-cell>
        </table:table-row>
        <table:table-row table:style-name="ro1">
          <table:table-cell office:value-type="float" office:value="52.4651908561214" calcext:value-type="float">
            <text:p>52.4651908561214</text:p>
          </table:table-cell>
        </table:table-row>
        <table:table-row table:style-name="ro1">
          <table:table-cell office:value-type="float" office:value="74.6498635075756" calcext:value-type="float">
            <text:p>74.6498635075756</text:p>
          </table:table-cell>
        </table:table-row>
        <table:table-row table:style-name="ro1">
          <table:table-cell office:value-type="float" office:value="50.4773687288289" calcext:value-type="float">
            <text:p>50.4773687288289</text:p>
          </table:table-cell>
        </table:table-row>
        <table:table-row table:style-name="ro1">
          <table:table-cell office:value-type="float" office:value="76.8835638746085" calcext:value-type="float">
            <text:p>76.8835638746085</text:p>
          </table:table-cell>
        </table:table-row>
        <table:table-row table:style-name="ro1">
          <table:table-cell office:value-type="float" office:value="48.8654611698517" calcext:value-type="float">
            <text:p>48.8654611698517</text:p>
          </table:table-cell>
        </table:table-row>
        <table:table-row table:style-name="ro1">
          <table:table-cell office:value-type="float" office:value="79.011348903506" calcext:value-type="float">
            <text:p>79.011348903506</text:p>
          </table:table-cell>
        </table:table-row>
        <table:table-row table:style-name="ro1">
          <table:table-cell office:value-type="float" office:value="47.3215305898327" calcext:value-type="float">
            <text:p>47.3215305898327</text:p>
          </table:table-cell>
        </table:table-row>
        <table:table-row table:style-name="ro1">
          <table:table-cell office:value-type="float" office:value="80.6279072914209" calcext:value-type="float">
            <text:p>80.6279072914209</text:p>
          </table:table-cell>
        </table:table-row>
        <table:table-row table:style-name="ro1">
          <table:table-cell office:value-type="float" office:value="45.3897611953181" calcext:value-type="float">
            <text:p>45.3897611953181</text:p>
          </table:table-cell>
        </table:table-row>
        <table:table-row table:style-name="ro1">
          <table:table-cell office:value-type="float" office:value="82.3331957381858" calcext:value-type="float">
            <text:p>82.3331957381858</text:p>
          </table:table-cell>
        </table:table-row>
        <table:table-row table:style-name="ro1">
          <table:table-cell office:value-type="float" office:value="43.430645195251" calcext:value-type="float">
            <text:p>43.430645195251</text:p>
          </table:table-cell>
        </table:table-row>
        <table:table-row table:style-name="ro1">
          <table:table-cell office:value-type="float" office:value="83.480198248343" calcext:value-type="float">
            <text:p>83.480198248343</text:p>
          </table:table-cell>
        </table:table-row>
        <table:table-row table:style-name="ro1">
          <table:table-cell office:value-type="float" office:value="41.0817511359326" calcext:value-type="float">
            <text:p>41.0817511359326</text:p>
          </table:table-cell>
        </table:table-row>
        <table:table-row table:style-name="ro1">
          <table:table-cell office:value-type="float" office:value="85.6430249941537" calcext:value-type="float">
            <text:p>85.6430249941537</text:p>
          </table:table-cell>
        </table:table-row>
        <table:table-row table:style-name="ro1">
          <table:table-cell office:value-type="float" office:value="39.0938588862295" calcext:value-type="float">
            <text:p>39.0938588862295</text:p>
          </table:table-cell>
        </table:table-row>
        <table:table-row table:style-name="ro1">
          <table:table-cell office:value-type="float" office:value="87.8183585964485" calcext:value-type="float">
            <text:p>87.8183585964485</text:p>
          </table:table-cell>
        </table:table-row>
        <table:table-row table:style-name="ro1">
          <table:table-cell office:value-type="float" office:value="37.0928372970415" calcext:value-type="float">
            <text:p>37.09283729704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.4308581201624" calcext:value-type="float">
            <text:p>36.4308581201624</text:p>
          </table:table-cell>
        </table:table-row>
        <table:table-row table:style-name="ro1">
          <table:table-cell office:value-type="float" office:value="91.0809241866607" calcext:value-type="float">
            <text:p>91.0809241866607</text:p>
          </table:table-cell>
        </table:table-row>
        <table:table-row table:style-name="ro1">
          <table:table-cell office:value-type="float" office:value="34.5922886875099" calcext:value-type="float">
            <text:p>34.5922886875099</text:p>
          </table:table-cell>
        </table:table-row>
        <table:table-row table:style-name="ro1">
          <table:table-cell office:value-type="float" office:value="92.7006293373953" calcext:value-type="float">
            <text:p>92.7006293373953</text:p>
          </table:table-cell>
        </table:table-row>
        <table:table-row table:style-name="ro1">
          <table:table-cell office:value-type="float" office:value="31.7151335150978" calcext:value-type="float">
            <text:p>31.7151335150978</text:p>
          </table:table-cell>
        </table:table-row>
        <table:table-row table:style-name="ro1">
          <table:table-cell office:value-type="float" office:value="94.8990924537878" calcext:value-type="float">
            <text:p>94.8990924537878</text:p>
          </table:table-cell>
        </table:table-row>
        <table:table-row table:style-name="ro1">
          <table:table-cell office:value-type="float" office:value="29.3271794904568" calcext:value-type="float">
            <text:p>29.3271794904568</text:p>
          </table:table-cell>
        </table:table-row>
        <table:table-row table:style-name="ro1">
          <table:table-cell office:value-type="float" office:value="97.5946433685914" calcext:value-type="float">
            <text:p>97.5946433685914</text:p>
          </table:table-cell>
        </table:table-row>
        <table:table-row table:style-name="ro1">
          <table:table-cell office:value-type="float" office:value="27.8104154438463" calcext:value-type="float">
            <text:p>27.8104154438463</text:p>
          </table:table-cell>
        </table:table-row>
        <table:table-row table:style-name="ro1">
          <table:table-cell office:value-type="float" office:value="99.8193006387579" calcext:value-type="float">
            <text:p>99.8193006387579</text:p>
          </table:table-cell>
        </table:table-row>
        <table:table-row table:style-name="ro1">
          <table:table-cell office:value-type="float" office:value="26.565051177078" calcext:value-type="float">
            <text:p>26.565051177078</text:p>
          </table:table-cell>
        </table:table-row>
        <table:table-row table:style-name="ro1">
          <table:table-cell office:value-type="float" office:value="100.353320043929" calcext:value-type="float">
            <text:p>100.353320043929</text:p>
          </table:table-cell>
        </table:table-row>
        <table:table-row table:style-name="ro1">
          <table:table-cell office:value-type="float" office:value="25.1148348861446" calcext:value-type="float">
            <text:p>25.1148348861446</text:p>
          </table:table-cell>
        </table:table-row>
        <table:table-row table:style-name="ro1">
          <table:table-cell office:value-type="float" office:value="101.415839524407" calcext:value-type="float">
            <text:p>101.415839524407</text:p>
          </table:table-cell>
        </table:table-row>
        <table:table-row table:style-name="ro1">
          <table:table-cell office:value-type="float" office:value="22.4098373714933" calcext:value-type="float">
            <text:p>22.4098373714933</text:p>
          </table:table-cell>
        </table:table-row>
        <table:table-row table:style-name="ro1">
          <table:table-cell office:value-type="float" office:value="103.64291477599" calcext:value-type="float">
            <text:p>103.64291477599</text:p>
          </table:table-cell>
        </table:table-row>
        <table:table-row table:style-name="ro1">
          <table:table-cell office:value-type="float" office:value="20.3616032753862" calcext:value-type="float">
            <text:p>20.3616032753862</text:p>
          </table:table-cell>
        </table:table-row>
        <table:table-row table:style-name="ro1">
          <table:table-cell office:value-type="float" office:value="105.871178611457" calcext:value-type="float">
            <text:p>105.871178611457</text:p>
          </table:table-cell>
        </table:table-row>
        <table:table-row table:style-name="ro1">
          <table:table-cell office:value-type="float" office:value="18.6101647278273" calcext:value-type="float">
            <text:p>18.6101647278273</text:p>
          </table:table-cell>
        </table:table-row>
        <table:table-row table:style-name="ro1">
          <table:table-cell office:value-type="float" office:value="107.744671625057" calcext:value-type="float">
            <text:p>107.744671625057</text:p>
          </table:table-cell>
        </table:table-row>
        <table:table-row table:style-name="ro1">
          <table:table-cell office:value-type="float" office:value="17.3869721769155" calcext:value-type="float">
            <text:p>17.3869721769155</text:p>
          </table:table-cell>
        </table:table-row>
        <table:table-row table:style-name="ro1">
          <table:table-cell office:value-type="float" office:value="108.954231699511" calcext:value-type="float">
            <text:p>108.954231699511</text:p>
          </table:table-cell>
        </table:table-row>
        <table:table-row table:style-name="ro1">
          <table:table-cell office:value-type="float" office:value="15.6422464572087" calcext:value-type="float">
            <text:p>15.6422464572087</text:p>
          </table:table-cell>
        </table:table-row>
        <table:table-row table:style-name="ro1">
          <table:table-cell office:value-type="float" office:value="111.194056481542" calcext:value-type="float">
            <text:p>111.194056481542</text:p>
          </table:table-cell>
        </table:table-row>
        <table:table-row table:style-name="ro1">
          <table:table-cell office:value-type="float" office:value="13.2405199151872" calcext:value-type="float">
            <text:p>13.2405199151872</text:p>
          </table:table-cell>
        </table:table-row>
        <table:table-row table:style-name="ro1">
          <table:table-cell office:value-type="float" office:value="113.412114169303" calcext:value-type="float">
            <text:p>113.412114169303</text:p>
          </table:table-cell>
        </table:table-row>
        <table:table-row table:style-name="ro1">
          <table:table-cell office:value-type="float" office:value="10.988651096494" calcext:value-type="float">
            <text:p>10.988651096494</text:p>
          </table:table-cell>
        </table:table-row>
        <table:table-row table:style-name="ro1">
          <table:table-cell office:value-type="float" office:value="114.623564786164" calcext:value-type="float">
            <text:p>114.623564786164</text:p>
          </table:table-cell>
        </table:table-row>
        <table:table-row table:style-name="ro1">
          <table:table-cell office:value-type="float" office:value="9.37209270857909" calcext:value-type="float">
            <text:p>9.37209270857909</text:p>
          </table:table-cell>
        </table:table-row>
        <table:table-row table:style-name="ro1">
          <table:table-cell office:value-type="float" office:value="116.565051177078" calcext:value-type="float">
            <text:p>116.565051177078</text:p>
          </table:table-cell>
        </table:table-row>
        <table:table-row table:style-name="ro1">
          <table:table-cell office:value-type="float" office:value="7.74034115883792" calcext:value-type="float">
            <text:p>7.74034115883792</text:p>
          </table:table-cell>
        </table:table-row>
        <table:table-row table:style-name="ro1">
          <table:table-cell office:value-type="float" office:value="118.264004148524" calcext:value-type="float">
            <text:p>118.264004148524</text:p>
          </table:table-cell>
        </table:table-row>
        <table:table-row table:style-name="ro1">
          <table:table-cell office:value-type="float" office:value="6.58194465517801" calcext:value-type="float">
            <text:p>6.58194465517801</text:p>
          </table:table-cell>
        </table:table-row>
        <table:table-row table:style-name="ro1">
          <table:table-cell office:value-type="float" office:value="120.217273957384" calcext:value-type="float">
            <text:p>120.217273957384</text:p>
          </table:table-cell>
        </table:table-row>
        <table:table-row table:style-name="ro1">
          <table:table-cell office:value-type="float" office:value="4.3569750058463" calcext:value-type="float">
            <text:p>4.3569750058463</text:p>
          </table:table-cell>
        </table:table-row>
        <table:table-row table:style-name="ro1">
          <table:table-cell office:value-type="float" office:value="121.890791801846" calcext:value-type="float">
            <text:p>121.890791801846</text:p>
          </table:table-cell>
        </table:table-row>
        <table:table-row table:style-name="ro1">
          <table:table-cell office:value-type="float" office:value="2.18164140355147" calcext:value-type="float">
            <text:p>2.18164140355147</text:p>
          </table:table-cell>
        </table:table-row>
        <table:table-row table:style-name="ro1">
          <table:table-cell office:value-type="float" office:value="123.840056134967" calcext:value-type="float">
            <text:p>123.840056134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544972322823" calcext:value-type="float">
            <text:p>126.544972322823</text:p>
          </table:table-cell>
        </table:table-row>
        <table:table-row table:style-name="ro1">
          <table:table-cell office:value-type="float" office:value="-1.08092418666069" calcext:value-type="float">
            <text:p>-1.08092418666069</text:p>
          </table:table-cell>
        </table:table-row>
        <table:table-row table:style-name="ro1">
          <table:table-cell office:value-type="float" office:value="128.491043559497" calcext:value-type="float">
            <text:p>128.491043559497</text:p>
          </table:table-cell>
        </table:table-row>
        <table:table-row table:style-name="ro1">
          <table:table-cell office:value-type="float" office:value="-2.70062933739529" calcext:value-type="float">
            <text:p>-2.70062933739529</text:p>
          </table:table-cell>
        </table:table-row>
        <table:table-row table:style-name="ro1">
          <table:table-cell office:value-type="float" office:value="129.66784111834" calcext:value-type="float">
            <text:p>129.66784111834</text:p>
          </table:table-cell>
        </table:table-row>
        <table:table-row table:style-name="ro1">
          <table:table-cell office:value-type="float" office:value="-4.85309638699237" calcext:value-type="float">
            <text:p>-4.85309638699237</text:p>
          </table:table-cell>
        </table:table-row>
        <table:table-row table:style-name="ro1">
          <table:table-cell office:value-type="float" office:value="131.18592516571" calcext:value-type="float">
            <text:p>131.18592516571</text:p>
          </table:table-cell>
        </table:table-row>
        <table:table-row table:style-name="ro1">
          <table:table-cell office:value-type="float" office:value="-7.59464336859145" calcext:value-type="float">
            <text:p>-7.59464336859145</text:p>
          </table:table-cell>
        </table:table-row>
        <table:table-row table:style-name="ro1">
          <table:table-cell office:value-type="float" office:value="132.31022967685" calcext:value-type="float">
            <text:p>132.31022967685</text:p>
          </table:table-cell>
        </table:table-row>
        <table:table-row table:style-name="ro1">
          <table:table-cell office:value-type="float" office:value="-9.7275785514016" calcext:value-type="float">
            <text:p>-9.7275785514016</text:p>
          </table:table-cell>
        </table:table-row>
        <table:table-row table:style-name="ro1">
          <table:table-cell office:value-type="float" office:value="134.225779835072" calcext:value-type="float">
            <text:p>134.225779835072</text:p>
          </table:table-cell>
        </table:table-row>
        <table:table-row table:style-name="ro1">
          <table:table-cell office:value-type="float" office:value="-10.3533200439294" calcext:value-type="float">
            <text:p>-10.3533200439294</text:p>
          </table:table-cell>
        </table:table-row>
        <table:table-row table:style-name="ro1">
          <table:table-cell office:value-type="float" office:value="136.153450451105" calcext:value-type="float">
            <text:p>136.153450451105</text:p>
          </table:table-cell>
        </table:table-row>
        <table:table-row table:style-name="ro1">
          <table:table-cell office:value-type="float" office:value="-11.415839524407" calcext:value-type="float">
            <text:p>-11.415839524407</text:p>
          </table:table-cell>
        </table:table-row>
        <table:table-row table:style-name="ro1">
          <table:table-cell office:value-type="float" office:value="138.052882514792" calcext:value-type="float">
            <text:p>138.052882514792</text:p>
          </table:table-cell>
        </table:table-row>
        <table:table-row table:style-name="ro1">
          <table:table-cell office:value-type="float" office:value="-13.5165681087913" calcext:value-type="float">
            <text:p>-13.5165681087913</text:p>
          </table:table-cell>
        </table:table-row>
        <table:table-row table:style-name="ro1">
          <table:table-cell office:value-type="float" office:value="139.986333771236" calcext:value-type="float">
            <text:p>139.986333771236</text:p>
          </table:table-cell>
        </table:table-row>
        <table:table-row table:style-name="ro1">
          <table:table-cell office:value-type="float" office:value="-15.7247457227474" calcext:value-type="float">
            <text:p>-15.7247457227474</text:p>
          </table:table-cell>
        </table:table-row>
        <table:table-row table:style-name="ro1">
          <table:table-cell office:value-type="float" office:value="141.508956440503" calcext:value-type="float">
            <text:p>141.508956440503</text:p>
          </table:table-cell>
        </table:table-row>
        <table:table-row table:style-name="ro1">
          <table:table-cell office:value-type="float" office:value="-17.4179707922028" calcext:value-type="float">
            <text:p>-17.4179707922028</text:p>
          </table:table-cell>
        </table:table-row>
        <table:table-row table:style-name="ro1">
          <table:table-cell office:value-type="float" office:value="143.022403647328" calcext:value-type="float">
            <text:p>143.022403647328</text:p>
          </table:table-cell>
        </table:table-row>
        <table:table-row table:style-name="ro1">
          <table:table-cell office:value-type="float" office:value="-18.7780332224455" calcext:value-type="float">
            <text:p>-18.7780332224455</text:p>
          </table:table-cell>
        </table:table-row>
        <table:table-row table:style-name="ro1">
          <table:table-cell office:value-type="float" office:value="144.52466797179" calcext:value-type="float">
            <text:p>144.52466797179</text:p>
          </table:table-cell>
        </table:table-row>
        <table:table-row table:style-name="ro1">
          <table:table-cell office:value-type="float" office:value="-20.998719034387" calcext:value-type="float">
            <text:p>-20.998719034387</text:p>
          </table:table-cell>
        </table:table-row>
        <table:table-row table:style-name="ro1">
          <table:table-cell office:value-type="float" office:value="146.908300061318" calcext:value-type="float">
            <text:p>146.908300061318</text:p>
          </table:table-cell>
        </table:table-row>
        <table:table-row table:style-name="ro1">
          <table:table-cell office:value-type="float" office:value="-23.1985905136482" calcext:value-type="float">
            <text:p>-23.1985905136482</text:p>
          </table:table-cell>
        </table:table-row>
        <table:table-row table:style-name="ro1">
          <table:table-cell office:value-type="float" office:value="148.570434385162" calcext:value-type="float">
            <text:p>148.570434385162</text:p>
          </table:table-cell>
        </table:table-row>
        <table:table-row table:style-name="ro1">
          <table:table-cell office:value-type="float" office:value="-24.3994359241751" calcext:value-type="float">
            <text:p>-24.3994359241751</text:p>
          </table:table-cell>
        </table:table-row>
        <table:table-row table:style-name="ro1">
          <table:table-cell office:value-type="float" office:value="150.524110996754" calcext:value-type="float">
            <text:p>150.524110996754</text:p>
          </table:table-cell>
        </table:table-row>
        <table:table-row table:style-name="ro1">
          <table:table-cell office:value-type="float" office:value="-26.0855997782814" calcext:value-type="float">
            <text:p>-26.0855997782814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28.0091767080138" calcext:value-type="float">
            <text:p>-28.0091767080138</text:p>
          </table:table-cell>
        </table:table-row>
        <table:table-row table:style-name="ro1">
          <table:table-cell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float" office:value="-29.6784899251352" calcext:value-type="float">
            <text:p>-29.6784899251352</text:p>
          </table:table-cell>
        </table:table-row>
        <table:table-row table:style-name="ro1">
          <table:table-cell office:value-type="float" office:value="155.64699082497" calcext:value-type="float">
            <text:p>155.64699082497</text:p>
          </table:table-cell>
        </table:table-row>
        <table:table-row table:style-name="ro1">
          <table:table-cell office:value-type="float" office:value="-31.6075022462489" calcext:value-type="float">
            <text:p>-31.6075022462489</text:p>
          </table:table-cell>
        </table:table-row>
        <table:table-row table:style-name="ro1">
          <table:table-cell office:value-type="float" office:value="157.796521467943" calcext:value-type="float">
            <text:p>157.796521467943</text:p>
          </table:table-cell>
        </table:table-row>
        <table:table-row table:style-name="ro1">
          <table:table-cell office:value-type="float" office:value="-33.2470677493359" calcext:value-type="float">
            <text:p>-33.2470677493359</text:p>
          </table:table-cell>
        </table:table-row>
        <table:table-row table:style-name="ro1">
          <table:table-cell office:value-type="float" office:value="159.001280965613" calcext:value-type="float">
            <text:p>159.001280965613</text:p>
          </table:table-cell>
        </table:table-row>
        <table:table-row table:style-name="ro1">
          <table:table-cell office:value-type="float" office:value="-35.5992199589762" calcext:value-type="float">
            <text:p>-35.5992199589762</text:p>
          </table:table-cell>
        </table:table-row>
        <table:table-row table:style-name="ro1">
          <table:table-cell office:value-type="float" office:value="160.529697990533" calcext:value-type="float">
            <text:p>160.529697990533</text:p>
          </table:table-cell>
        </table:table-row>
        <table:table-row table:style-name="ro1">
          <table:table-cell office:value-type="float" office:value="-37.8282878346129" calcext:value-type="float">
            <text:p>-37.8282878346129</text:p>
          </table:table-cell>
        </table:table-row>
        <table:table-row table:style-name="ro1">
          <table:table-cell office:value-type="float" office:value="162.776563808869" calcext:value-type="float">
            <text:p>162.776563808869</text:p>
          </table:table-cell>
        </table:table-row>
        <table:table-row table:style-name="ro1">
          <table:table-cell office:value-type="float" office:value="-39.3269778600747" calcext:value-type="float">
            <text:p>-39.3269778600747</text:p>
          </table:table-cell>
        </table:table-row>
        <table:table-row table:style-name="ro1">
          <table:table-cell office:value-type="float" office:value="164.649863507576" calcext:value-type="float">
            <text:p>164.649863507576</text:p>
          </table:table-cell>
        </table:table-row>
        <table:table-row table:style-name="ro1">
          <table:table-cell office:value-type="float" office:value="-40.4860115419987" calcext:value-type="float">
            <text:p>-40.4860115419987</text:p>
          </table:table-cell>
        </table:table-row>
        <table:table-row table:style-name="ro1">
          <table:table-cell office:value-type="float" office:value="166.883563874609" calcext:value-type="float">
            <text:p>166.883563874609</text:p>
          </table:table-cell>
        </table:table-row>
        <table:table-row table:style-name="ro1">
          <table:table-cell office:value-type="float" office:value="-41.5890550446443" calcext:value-type="float">
            <text:p>-41.5890550446443</text:p>
          </table:table-cell>
        </table:table-row>
        <table:table-row table:style-name="ro1">
          <table:table-cell office:value-type="float" office:value="168.584160475593" calcext:value-type="float">
            <text:p>168.584160475593</text:p>
          </table:table-cell>
        </table:table-row>
        <table:table-row table:style-name="ro1">
          <table:table-cell office:value-type="float" office:value="-43.1034816967907" calcext:value-type="float">
            <text:p>-43.1034816967907</text:p>
          </table:table-cell>
        </table:table-row>
        <table:table-row table:style-name="ro1">
          <table:table-cell office:value-type="float" office:value="170.272421448598" calcext:value-type="float">
            <text:p>170.272421448598</text:p>
          </table:table-cell>
        </table:table-row>
        <table:table-row table:style-name="ro1">
          <table:table-cell office:value-type="float" office:value="-45.379436701419" calcext:value-type="float">
            <text:p>-45.379436701419</text:p>
          </table:table-cell>
        </table:table-row>
        <table:table-row table:style-name="ro1">
          <table:table-cell office:value-type="float" office:value="171.869897645844" calcext:value-type="float">
            <text:p>171.869897645844</text:p>
          </table:table-cell>
        </table:table-row>
        <table:table-row table:style-name="ro1">
          <table:table-cell office:value-type="float" office:value="-47.2605019111413" calcext:value-type="float">
            <text:p>-47.2605019111413</text:p>
          </table:table-cell>
        </table:table-row>
        <table:table-row table:style-name="ro1">
          <table:table-cell office:value-type="float" office:value="173.962317478577" calcext:value-type="float">
            <text:p>173.962317478577</text:p>
          </table:table-cell>
        </table:table-row>
        <table:table-row table:style-name="ro1">
          <table:table-cell office:value-type="float" office:value="-48.7640348649057" calcext:value-type="float">
            <text:p>-48.7640348649057</text:p>
          </table:table-cell>
        </table:table-row>
        <table:table-row table:style-name="ro1">
          <table:table-cell office:value-type="float" office:value="176.18592516571" calcext:value-type="float">
            <text:p>176.18592516571</text:p>
          </table:table-cell>
        </table:table-row>
        <table:table-row table:style-name="ro1">
          <table:table-cell office:value-type="float" office:value="-50.6730221399253" calcext:value-type="float">
            <text:p>-50.6730221399253</text:p>
          </table:table-cell>
        </table:table-row>
        <table:table-row table:style-name="ro1">
          <table:table-cell office:value-type="float" office:value="178.378854086347" calcext:value-type="float">
            <text:p>178.378854086347</text:p>
          </table:table-cell>
        </table:table-row>
        <table:table-row table:style-name="ro1">
          <table:table-cell office:value-type="float" office:value="-52.1717121653871" calcext:value-type="float">
            <text:p>-52.1717121653871</text:p>
          </table:table-cell>
        </table:table-row>
        <table:table-row table:style-name="ro1">
          <table:table-cell office:value-type="float" office:value="-179.459489812869" calcext:value-type="float">
            <text:p>-179.459489812869</text:p>
          </table:table-cell>
        </table:table-row>
        <table:table-row table:style-name="ro1">
          <table:table-cell office:value-type="float" office:value="-53.6606036708298" calcext:value-type="float">
            <text:p>-53.6606036708298</text:p>
          </table:table-cell>
        </table:table-row>
        <table:table-row table:style-name="ro1">
          <table:table-cell office:value-type="float" office:value="-177.818358596449" calcext:value-type="float">
            <text:p>-177.818358596449</text:p>
          </table:table-cell>
        </table:table-row>
        <table:table-row table:style-name="ro1">
          <table:table-cell office:value-type="float" office:value="-55.1378038530851" calcext:value-type="float">
            <text:p>-55.1378038530851</text:p>
          </table:table-cell>
        </table:table-row>
        <table:table-row table:style-name="ro1">
          <table:table-cell office:value-type="float" office:value="-176.18592516571" calcext:value-type="float">
            <text:p>-176.18592516571</text:p>
          </table:table-cell>
        </table:table-row>
        <table:table-row table:style-name="ro1">
          <table:table-cell office:value-type="float" office:value="-57.2004687273808" calcext:value-type="float">
            <text:p>-57.2004687273808</text:p>
          </table:table-cell>
        </table:table-row>
        <table:table-row table:style-name="ro1">
          <table:table-cell office:value-type="float" office:value="-175.19204603697" calcext:value-type="float">
            <text:p>-175.19204603697</text:p>
          </table:table-cell>
        </table:table-row>
        <table:table-row table:style-name="ro1">
          <table:table-cell office:value-type="float" office:value="-59.1279166369197" calcext:value-type="float">
            <text:p>-59.1279166369197</text:p>
          </table:table-cell>
        </table:table-row>
        <table:table-row table:style-name="ro1">
          <table:table-cell office:value-type="float" office:value="-173.541183621281" calcext:value-type="float">
            <text:p>-173.541183621281</text:p>
          </table:table-cell>
        </table:table-row>
        <table:table-row table:style-name="ro1">
          <table:table-cell office:value-type="float" office:value="-61.0490047925332" calcext:value-type="float">
            <text:p>-61.0490047925332</text:p>
          </table:table-cell>
        </table:table-row>
        <table:table-row table:style-name="ro1">
          <table:table-cell office:value-type="float" office:value="-171.253837737445" calcext:value-type="float">
            <text:p>-171.253837737445</text:p>
          </table:table-cell>
        </table:table-row>
        <table:table-row table:style-name="ro1">
          <table:table-cell office:value-type="float" office:value="-61.9908232919862" calcext:value-type="float">
            <text:p>-61.9908232919862</text:p>
          </table:table-cell>
        </table:table-row>
        <table:table-row table:style-name="ro1">
          <table:table-cell office:value-type="float" office:value="-169.011348903506" calcext:value-type="float">
            <text:p>-169.011348903506</text:p>
          </table:table-cell>
        </table:table-row>
        <table:table-row table:style-name="ro1">
          <table:table-cell office:value-type="float" office:value="-63.6767017321901" calcext:value-type="float">
            <text:p>-63.6767017321901</text:p>
          </table:table-cell>
        </table:table-row>
        <table:table-row table:style-name="ro1">
          <table:table-cell office:value-type="float" office:value="-167.412306618351" calcext:value-type="float">
            <text:p>-167.412306618351</text:p>
          </table:table-cell>
        </table:table-row>
        <table:table-row table:style-name="ro1">
          <table:table-cell office:value-type="float" office:value="-66.3093105971726" calcext:value-type="float">
            <text:p>-66.3093105971726</text:p>
          </table:table-cell>
        </table:table-row>
        <table:table-row table:style-name="ro1">
          <table:table-cell office:value-type="float" office:value="-165.699722550814" calcext:value-type="float">
            <text:p>-165.699722550814</text:p>
          </table:table-cell>
        </table:table-row>
        <table:table-row table:style-name="ro1">
          <table:table-cell office:value-type="float" office:value="-67.9993016494594" calcext:value-type="float">
            <text:p>-67.9993016494594</text:p>
          </table:table-cell>
        </table:table-row>
        <table:table-row table:style-name="ro1">
          <table:table-cell office:value-type="float" office:value="-163.827840984217" calcext:value-type="float">
            <text:p>-163.827840984217</text:p>
          </table:table-cell>
        </table:table-row>
        <table:table-row table:style-name="ro1">
          <table:table-cell office:value-type="float" office:value="-69.001280965613" calcext:value-type="float">
            <text:p>-69.001280965613</text:p>
          </table:table-cell>
        </table:table-row>
        <table:table-row table:style-name="ro1">
          <table:table-cell office:value-type="float" office:value="-161.737110057806" calcext:value-type="float">
            <text:p>-161.737110057806</text:p>
          </table:table-cell>
        </table:table-row>
        <table:table-row table:style-name="ro1">
          <table:table-cell office:value-type="float" office:value="-70.7099537808113" calcext:value-type="float">
            <text:p>-70.7099537808113</text:p>
          </table:table-cell>
        </table:table-row>
        <table:table-row table:style-name="ro1">
          <table:table-cell office:value-type="float" office:value="-160.201123645475" calcext:value-type="float">
            <text:p>-160.201123645475</text:p>
          </table:table-cell>
        </table:table-row>
        <table:table-row table:style-name="ro1">
          <table:table-cell office:value-type="float" office:value="-73.0948419013644" calcext:value-type="float">
            <text:p>-73.0948419013644</text:p>
          </table:table-cell>
        </table:table-row>
        <table:table-row table:style-name="ro1">
          <table:table-cell office:value-type="float" office:value="-159.001280965613" calcext:value-type="float">
            <text:p>-159.001280965613</text:p>
          </table:table-cell>
        </table:table-row>
        <table:table-row table:style-name="ro1">
          <table:table-cell office:value-type="float" office:value="-74.7919608093647" calcext:value-type="float">
            <text:p>-74.7919608093647</text:p>
          </table:table-cell>
        </table:table-row>
        <table:table-row table:style-name="ro1">
          <table:table-cell office:value-type="float" office:value="-156.873479611251" calcext:value-type="float">
            <text:p>-156.873479611251</text:p>
          </table:table-cell>
        </table:table-row>
        <table:table-row table:style-name="ro1">
          <table:table-cell office:value-type="float" office:value="-77.0053832080835" calcext:value-type="float">
            <text:p>-77.0053832080835</text:p>
          </table:table-cell>
        </table:table-row>
        <table:table-row table:style-name="ro1">
          <table:table-cell office:value-type="float" office:value="-154.885165113855" calcext:value-type="float">
            <text:p>-154.885165113855</text:p>
          </table:table-cell>
        </table:table-row>
        <table:table-row table:style-name="ro1">
          <table:table-cell office:value-type="float" office:value="-78.6900675259798" calcext:value-type="float">
            <text:p>-78.6900675259798</text:p>
          </table:table-cell>
        </table:table-row>
        <table:table-row table:style-name="ro1">
          <table:table-cell office:value-type="float" office:value="-152.715792706377" calcext:value-type="float">
            <text:p>-152.715792706377</text:p>
          </table:table-cell>
        </table:table-row>
        <table:table-row table:style-name="ro1">
          <table:table-cell office:value-type="float" office:value="-80.2724214485984" calcext:value-type="float">
            <text:p>-80.2724214485984</text:p>
          </table:table-cell>
        </table:table-row>
        <table:table-row table:style-name="ro1">
          <table:table-cell office:value-type="float" office:value="-150.524110996754" calcext:value-type="float">
            <text:p>-150.524110996754</text:p>
          </table:table-cell>
        </table:table-row>
        <table:table-row table:style-name="ro1">
          <table:table-cell office:value-type="float" office:value="-81.7927835880819" calcext:value-type="float">
            <text:p>-81.7927835880819</text:p>
          </table:table-cell>
        </table:table-row>
        <table:table-row table:style-name="ro1">
          <table:table-cell office:value-type="float" office:value="-148.753070586523" calcext:value-type="float">
            <text:p>-148.753070586523</text:p>
          </table:table-cell>
        </table:table-row>
        <table:table-row table:style-name="ro1">
          <table:table-cell office:value-type="float" office:value="-84.0194004752366" calcext:value-type="float">
            <text:p>-84.0194004752366</text:p>
          </table:table-cell>
        </table:table-row>
        <table:table-row table:style-name="ro1">
          <table:table-cell office:value-type="float" office:value="-147.23150092123" calcext:value-type="float">
            <text:p>-147.23150092123</text:p>
          </table:table-cell>
        </table:table-row>
        <table:table-row table:style-name="ro1">
          <table:table-cell office:value-type="float" office:value="-86.2218022928384" calcext:value-type="float">
            <text:p>-86.2218022928384</text:p>
          </table:table-cell>
        </table:table-row>
        <table:table-row table:style-name="ro1">
          <table:table-cell office:value-type="float" office:value="-146.159943865033" calcext:value-type="float">
            <text:p>-146.159943865033</text:p>
          </table:table-cell>
        </table:table-row>
        <table:table-row table:style-name="ro1">
          <table:table-cell office:value-type="float" office:value="-88.3788540863466" calcext:value-type="float">
            <text:p>-88.3788540863466</text:p>
          </table:table-cell>
        </table:table-row>
        <table:table-row table:style-name="ro1">
          <table:table-cell office:value-type="float" office:value="-144.52466797179" calcext:value-type="float">
            <text:p>-144.52466797179</text:p>
          </table:table-cell>
        </table:table-row>
        <table:table-row table:style-name="ro1">
          <table:table-cell office:value-type="float" office:value="-90.5456575934157" calcext:value-type="float">
            <text:p>-90.5456575934157</text:p>
          </table:table-cell>
        </table:table-row>
        <table:table-row table:style-name="ro1">
          <table:table-cell office:value-type="float" office:value="-142.266954405812" calcext:value-type="float">
            <text:p>-142.266954405812</text:p>
          </table:table-cell>
        </table:table-row>
        <table:table-row table:style-name="ro1">
          <table:table-cell office:value-type="float" office:value="-92.1816414035515" calcext:value-type="float">
            <text:p>-92.1816414035515</text:p>
          </table:table-cell>
        </table:table-row>
        <table:table-row table:style-name="ro1">
          <table:table-cell office:value-type="float" office:value="-140.748663417288" calcext:value-type="float">
            <text:p>-140.748663417288</text:p>
          </table:table-cell>
        </table:table-row>
        <table:table-row table:style-name="ro1">
          <table:table-cell office:value-type="float" office:value="-93.7429882956871" calcext:value-type="float">
            <text:p>-93.7429882956871</text:p>
          </table:table-cell>
        </table:table-row>
        <table:table-row table:style-name="ro1">
          <table:table-cell office:value-type="float" office:value="-138.865461169852" calcext:value-type="float">
            <text:p>-138.865461169852</text:p>
          </table:table-cell>
        </table:table-row>
        <table:table-row table:style-name="ro1">
          <table:table-cell office:value-type="float" office:value="-94.8530963869924" calcext:value-type="float">
            <text:p>-94.8530963869924</text:p>
          </table:table-cell>
        </table:table-row>
        <table:table-row table:style-name="ro1">
          <table:table-cell office:value-type="float" office:value="-136.548157698978" calcext:value-type="float">
            <text:p>-136.548157698978</text:p>
          </table:table-cell>
        </table:table-row>
        <table:table-row table:style-name="ro1">
          <table:table-cell office:value-type="float" office:value="-96.581944655178" calcext:value-type="float">
            <text:p>-96.581944655178</text:p>
          </table:table-cell>
        </table:table-row>
        <table:table-row table:style-name="ro1">
          <table:table-cell office:value-type="float" office:value="-134.615470340416" calcext:value-type="float">
            <text:p>-134.615470340416</text:p>
          </table:table-cell>
        </table:table-row>
        <table:table-row table:style-name="ro1">
          <table:table-cell office:value-type="float" office:value="-98.8297446679091" calcext:value-type="float">
            <text:p>-98.8297446679091</text:p>
          </table:table-cell>
        </table:table-row>
        <table:table-row table:style-name="ro1">
          <table:table-cell office:value-type="float" office:value="-133.078044041069" calcext:value-type="float">
            <text:p>-133.078044041069</text:p>
          </table:table-cell>
        </table:table-row>
        <table:table-row table:style-name="ro1">
          <table:table-cell office:value-type="float" office:value="-100.988651096494" calcext:value-type="float">
            <text:p>-100.988651096494</text:p>
          </table:table-cell>
        </table:table-row>
        <table:table-row table:style-name="ro1">
          <table:table-cell office:value-type="float" office:value="-131.543380827958" calcext:value-type="float">
            <text:p>-131.543380827958</text:p>
          </table:table-cell>
        </table:table-row>
        <table:table-row table:style-name="ro1">
          <table:table-cell office:value-type="float" office:value="-102.707113501317" calcext:value-type="float">
            <text:p>-102.707113501317</text:p>
          </table:table-cell>
        </table:table-row>
        <table:table-row table:style-name="ro1">
          <table:table-cell office:value-type="float" office:value="-130.013666228765" calcext:value-type="float">
            <text:p>-130.013666228765</text:p>
          </table:table-cell>
        </table:table-row>
        <table:table-row table:style-name="ro1">
          <table:table-cell office:value-type="float" office:value="-104.574216198039" calcext:value-type="float">
            <text:p>-104.574216198039</text:p>
          </table:table-cell>
        </table:table-row>
        <table:table-row table:style-name="ro1">
          <table:table-cell office:value-type="float" office:value="-128.491043559497" calcext:value-type="float">
            <text:p>-128.491043559497</text:p>
          </table:table-cell>
        </table:table-row>
        <table:table-row table:style-name="ro1">
          <table:table-cell office:value-type="float" office:value="-106.172159015783" calcext:value-type="float">
            <text:p>-106.172159015783</text:p>
          </table:table-cell>
        </table:table-row>
        <table:table-row table:style-name="ro1">
          <table:table-cell office:value-type="float" office:value="-126.544972322823" calcext:value-type="float">
            <text:p>-126.544972322823</text:p>
          </table:table-cell>
        </table:table-row>
        <table:table-row table:style-name="ro1">
          <table:table-cell office:value-type="float" office:value="-108.262889942194" calcext:value-type="float">
            <text:p>-108.262889942194</text:p>
          </table:table-cell>
        </table:table-row>
        <table:table-row table:style-name="ro1">
          <table:table-cell office:value-type="float" office:value="-124.143586651938" calcext:value-type="float">
            <text:p>-124.143586651938</text:p>
          </table:table-cell>
        </table:table-row>
        <table:table-row table:style-name="ro1">
          <table:table-cell office:value-type="float" office:value="-109.9831065219" calcext:value-type="float">
            <text:p>-109.9831065219</text:p>
          </table:table-cell>
        </table:table-row>
        <table:table-row table:style-name="ro1">
          <table:table-cell office:value-type="float" office:value="-122.178656206601" calcext:value-type="float">
            <text:p>-122.178656206601</text:p>
          </table:table-cell>
        </table:table-row>
        <table:table-row table:style-name="ro1">
          <table:table-cell office:value-type="float" office:value="-111.595310448968" calcext:value-type="float">
            <text:p>-111.595310448968</text:p>
          </table:table-cell>
        </table:table-row>
        <table:table-row table:style-name="ro1">
          <table:table-cell office:value-type="float" office:value="-119.744881296942" calcext:value-type="float">
            <text:p>-119.744881296942</text:p>
          </table:table-cell>
        </table:table-row>
        <table:table-row table:style-name="ro1">
          <table:table-cell office:value-type="float" office:value="-113.126520388749" calcext:value-type="float">
            <text:p>-113.126520388749</text:p>
          </table:table-cell>
        </table:table-row>
        <table:table-row table:style-name="ro1">
          <table:table-cell office:value-type="float" office:value="-117.783926412209" calcext:value-type="float">
            <text:p>-117.783926412209</text:p>
          </table:table-cell>
        </table:table-row>
        <table:table-row table:style-name="ro1">
          <table:table-cell office:value-type="float" office:value="-115.346175941947" calcext:value-type="float">
            <text:p>-115.346175941947</text:p>
          </table:table-cell>
        </table:table-row>
        <table:table-row table:style-name="ro1">
          <table:table-cell office:value-type="float" office:value="-116.075355583949" calcext:value-type="float">
            <text:p>-116.075355583949</text:p>
          </table:table-cell>
        </table:table-row>
        <table:table-row table:style-name="ro1">
          <table:table-cell office:value-type="float" office:value="-118.040152977935" calcext:value-type="float">
            <text:p>-118.040152977935</text:p>
          </table:table-cell>
        </table:table-row>
        <table:table-row table:style-name="ro1">
          <table:table-cell office:value-type="float" office:value="-114.35300917503" calcext:value-type="float">
            <text:p>-114.35300917503</text:p>
          </table:table-cell>
        </table:table-row>
        <table:table-row table:style-name="ro1">
          <table:table-cell office:value-type="float" office:value="-120.296448176238" calcext:value-type="float">
            <text:p>-120.296448176238</text:p>
          </table:table-cell>
        </table:table-row>
        <table:table-row table:style-name="ro1">
          <table:table-cell office:value-type="float" office:value="-113.126520388749" calcext:value-type="float">
            <text:p>-113.126520388749</text:p>
          </table:table-cell>
        </table:table-row>
        <table:table-row table:style-name="ro1">
          <table:table-cell office:value-type="float" office:value="-121.827446576673" calcext:value-type="float">
            <text:p>-121.827446576673</text:p>
          </table:table-cell>
        </table:table-row>
        <table:table-row table:style-name="ro1">
          <table:table-cell office:value-type="float" office:value="-111.194056481542" calcext:value-type="float">
            <text:p>-111.194056481542</text:p>
          </table:table-cell>
        </table:table-row>
        <table:table-row table:style-name="ro1">
          <table:table-cell office:value-type="float" office:value="-122.471192290848" calcext:value-type="float">
            <text:p>-122.471192290848</text:p>
          </table:table-cell>
        </table:table-row>
        <table:table-row table:style-name="ro1">
          <table:table-cell office:value-type="float" office:value="-108.778033222446" calcext:value-type="float">
            <text:p>-108.778033222446</text:p>
          </table:table-cell>
        </table:table-row>
        <table:table-row table:style-name="ro1">
          <table:table-cell office:value-type="float" office:value="-124.143586651938" calcext:value-type="float">
            <text:p>-124.143586651938</text:p>
          </table:table-cell>
        </table:table-row>
        <table:table-row table:style-name="ro1">
          <table:table-cell office:value-type="float" office:value="-107.579851426655" calcext:value-type="float">
            <text:p>-107.579851426655</text:p>
          </table:table-cell>
        </table:table-row>
        <table:table-row table:style-name="ro1">
          <table:table-cell office:value-type="float" office:value="-126.430858120162" calcext:value-type="float">
            <text:p>-126.430858120162</text:p>
          </table:table-cell>
        </table:table-row>
        <table:table-row table:style-name="ro1">
          <table:table-cell office:value-type="float" office:value="-106.020292302071" calcext:value-type="float">
            <text:p>-106.020292302071</text:p>
          </table:table-cell>
        </table:table-row>
        <table:table-row table:style-name="ro1">
          <table:table-cell office:value-type="float" office:value="-128.403261702106" calcext:value-type="float">
            <text:p>-128.403261702106</text:p>
          </table:table-cell>
        </table:table-row>
        <table:table-row table:style-name="ro1">
          <table:table-cell office:value-type="float" office:value="-103.771599717082" calcext:value-type="float">
            <text:p>-103.771599717082</text:p>
          </table:table-cell>
        </table:table-row>
        <table:table-row table:style-name="ro1">
          <table:table-cell office:value-type="float" office:value="-130.301319482701" calcext:value-type="float">
            <text:p>-130.301319482701</text:p>
          </table:table-cell>
        </table:table-row>
        <table:table-row table:style-name="ro1">
          <table:table-cell office:value-type="float" office:value="-101.415839524407" calcext:value-type="float">
            <text:p>-101.415839524407</text:p>
          </table:table-cell>
        </table:table-row>
        <table:table-row table:style-name="ro1">
          <table:table-cell office:value-type="float" office:value="-132.236142629087" calcext:value-type="float">
            <text:p>-132.236142629087</text:p>
          </table:table-cell>
        </table:table-row>
        <table:table-row table:style-name="ro1">
          <table:table-cell office:value-type="float" office:value="-99.7275785514016" calcext:value-type="float">
            <text:p>-99.7275785514016</text:p>
          </table:table-cell>
        </table:table-row>
        <table:table-row table:style-name="ro1">
          <table:table-cell office:value-type="float" office:value="-134.215175397008" calcext:value-type="float">
            <text:p>-134.215175397008</text:p>
          </table:table-cell>
        </table:table-row>
        <table:table-row table:style-name="ro1">
          <table:table-cell office:value-type="float" office:value="-98.130102354156" calcext:value-type="float">
            <text:p>-98.130102354156</text:p>
          </table:table-cell>
        </table:table-row>
        <table:table-row table:style-name="ro1">
          <table:table-cell office:value-type="float" office:value="-136.169139327907" calcext:value-type="float">
            <text:p>-136.169139327907</text:p>
          </table:table-cell>
        </table:table-row>
        <table:table-row table:style-name="ro1">
          <table:table-cell office:value-type="float" office:value="-96.581944655178" calcext:value-type="float">
            <text:p>-96.581944655178</text:p>
          </table:table-cell>
        </table:table-row>
        <table:table-row table:style-name="ro1">
          <table:table-cell office:value-type="float" office:value="-137.726310993906" calcext:value-type="float">
            <text:p>-137.726310993906</text:p>
          </table:table-cell>
        </table:table-row>
        <table:table-row table:style-name="ro1">
          <table:table-cell office:value-type="float" office:value="-94.8990924537878" calcext:value-type="float">
            <text:p>-94.8990924537878</text:p>
          </table:table-cell>
        </table:table-row>
        <table:table-row table:style-name="ro1">
          <table:table-cell office:value-type="float" office:value="-139.279463530245" calcext:value-type="float">
            <text:p>-139.279463530245</text:p>
          </table:table-cell>
        </table:table-row>
        <table:table-row table:style-name="ro1">
          <table:table-cell office:value-type="float" office:value="-93.2397002961021" calcext:value-type="float">
            <text:p>-93.2397002961021</text:p>
          </table:table-cell>
        </table:table-row>
        <table:table-row table:style-name="ro1">
          <table:table-cell office:value-type="float" office:value="-140.826342029556" calcext:value-type="float">
            <text:p>-140.826342029556</text:p>
          </table:table-cell>
        </table:table-row>
        <table:table-row table:style-name="ro1">
          <table:table-cell office:value-type="float" office:value="-91.070824454787" calcext:value-type="float">
            <text:p>-91.070824454787</text:p>
          </table:table-cell>
        </table:table-row>
        <table:table-row table:style-name="ro1">
          <table:table-cell office:value-type="float" office:value="-142.800187884182" calcext:value-type="float">
            <text:p>-142.800187884182</text:p>
          </table:table-cell>
        </table:table-row>
        <table:table-row table:style-name="ro1">
          <table:table-cell office:value-type="float" office:value="-87.8389205117736" calcext:value-type="float">
            <text:p>-87.8389205117736</text:p>
          </table:table-cell>
        </table:table-row>
        <table:table-row table:style-name="ro1">
          <table:table-cell office:value-type="float" office:value="-145.234802763423" calcext:value-type="float">
            <text:p>-145.234802763423</text:p>
          </table:table-cell>
        </table:table-row>
        <table:table-row table:style-name="ro1">
          <table:table-cell office:value-type="float" office:value="-86.2218022928384" calcext:value-type="float">
            <text:p>-86.2218022928384</text:p>
          </table:table-cell>
        </table:table-row>
        <table:table-row table:style-name="ro1">
          <table:table-cell office:value-type="float" office:value="-147.23150092123" calcext:value-type="float">
            <text:p>-147.23150092123</text:p>
          </table:table-cell>
        </table:table-row>
        <table:table-row table:style-name="ro1">
          <table:table-cell office:value-type="float" office:value="-85.1469036130076" calcext:value-type="float">
            <text:p>-85.1469036130076</text:p>
          </table:table-cell>
        </table:table-row>
        <table:table-row table:style-name="ro1">
          <table:table-cell office:value-type="float" office:value="-149.703551823762" calcext:value-type="float">
            <text:p>-149.703551823762</text:p>
          </table:table-cell>
        </table:table-row>
        <table:table-row table:style-name="ro1">
          <table:table-cell office:value-type="float" office:value="-84.0194004752366" calcext:value-type="float">
            <text:p>-84.0194004752366</text:p>
          </table:table-cell>
        </table:table-row>
        <table:table-row table:style-name="ro1">
          <table:table-cell office:value-type="float" office:value="-151.699244233994" calcext:value-type="float">
            <text:p>-151.699244233994</text:p>
          </table:table-cell>
        </table:table-row>
        <table:table-row table:style-name="ro1">
          <table:table-cell office:value-type="float" office:value="-81.7927835880819" calcext:value-type="float">
            <text:p>-81.7927835880819</text:p>
          </table:table-cell>
        </table:table-row>
        <table:table-row table:style-name="ro1">
          <table:table-cell office:value-type="float" office:value="-153.681911860348" calcext:value-type="float">
            <text:p>-153.681911860348</text:p>
          </table:table-cell>
        </table:table-row>
        <table:table-row table:style-name="ro1">
          <table:table-cell office:value-type="float" office:value="-80.1806993612421" calcext:value-type="float">
            <text:p>-80.1806993612421</text:p>
          </table:table-cell>
        </table:table-row>
        <table:table-row table:style-name="ro1">
          <table:table-cell office:value-type="float" office:value="-155.418425517431" calcext:value-type="float">
            <text:p>-155.418425517431</text:p>
          </table:table-cell>
        </table:table-row>
        <table:table-row table:style-name="ro1">
          <table:table-cell office:value-type="float" office:value="-78.4762782961027" calcext:value-type="float">
            <text:p>-78.4762782961027</text:p>
          </table:table-cell>
        </table:table-row>
        <table:table-row table:style-name="ro1">
          <table:table-cell office:value-type="float" office:value="-156.655989038422" calcext:value-type="float">
            <text:p>-156.655989038422</text:p>
          </table:table-cell>
        </table:table-row>
        <table:table-row table:style-name="ro1">
          <table:table-cell office:value-type="float" office:value="-76.2284002829176" calcext:value-type="float">
            <text:p>-76.2284002829176</text:p>
          </table:table-cell>
        </table:table-row>
        <table:table-row table:style-name="ro1">
          <table:table-cell office:value-type="float" office:value="-158.404689551032" calcext:value-type="float">
            <text:p>-158.404689551032</text:p>
          </table:table-cell>
        </table:table-row>
        <table:table-row table:style-name="ro1">
          <table:table-cell office:value-type="float" office:value="-73.4570165954375" calcext:value-type="float">
            <text:p>-73.4570165954375</text:p>
          </table:table-cell>
        </table:table-row>
        <table:table-row table:style-name="ro1">
          <table:table-cell office:value-type="float" office:value="-160.866356794095" calcext:value-type="float">
            <text:p>-160.866356794095</text:p>
          </table:table-cell>
        </table:table-row>
        <table:table-row table:style-name="ro1">
          <table:table-cell office:value-type="float" office:value="-71.7371100578059" calcext:value-type="float">
            <text:p>-71.7371100578059</text:p>
          </table:table-cell>
        </table:table-row>
        <table:table-row table:style-name="ro1">
          <table:table-cell office:value-type="float" office:value="-162.255328374943" calcext:value-type="float">
            <text:p>-162.255328374943</text:p>
          </table:table-cell>
        </table:table-row>
        <table:table-row table:style-name="ro1">
          <table:table-cell office:value-type="float" office:value="-70.5296979905331" calcext:value-type="float">
            <text:p>-70.5296979905331</text:p>
          </table:table-cell>
        </table:table-row>
        <table:table-row table:style-name="ro1">
          <table:table-cell office:value-type="float" office:value="-163.979707697929" calcext:value-type="float">
            <text:p>-163.979707697929</text:p>
          </table:table-cell>
        </table:table-row>
        <table:table-row table:style-name="ro1">
          <table:table-cell office:value-type="float" office:value="-69.3159197320532" calcext:value-type="float">
            <text:p>-69.3159197320532</text:p>
          </table:table-cell>
        </table:table-row>
        <table:table-row table:style-name="ro1">
          <table:table-cell office:value-type="float" office:value="-166.097312885779" calcext:value-type="float">
            <text:p>-166.097312885779</text:p>
          </table:table-cell>
        </table:table-row>
        <table:table-row table:style-name="ro1">
          <table:table-cell office:value-type="float" office:value="-67.0871716032283" calcext:value-type="float">
            <text:p>-67.0871716032283</text:p>
          </table:table-cell>
        </table:table-row>
        <table:table-row table:style-name="ro1">
          <table:table-cell office:value-type="float" office:value="-168.36636600106" calcext:value-type="float">
            <text:p>-168.36636600106</text:p>
          </table:table-cell>
        </table:table-row>
        <table:table-row table:style-name="ro1">
          <table:table-cell office:value-type="float" office:value="-65.3764352138364" calcext:value-type="float">
            <text:p>-65.3764352138364</text:p>
          </table:table-cell>
        </table:table-row>
        <table:table-row table:style-name="ro1">
          <table:table-cell office:value-type="float" office:value="-170.180699361242" calcext:value-type="float">
            <text:p>-170.180699361242</text:p>
          </table:table-cell>
        </table:table-row>
        <table:table-row table:style-name="ro1">
          <table:table-cell office:value-type="float" office:value="-63.434948822922" calcext:value-type="float">
            <text:p>-63.434948822922</text:p>
          </table:table-cell>
        </table:table-row>
        <table:table-row table:style-name="ro1">
          <table:table-cell office:value-type="float" office:value="-171.869897645844" calcext:value-type="float">
            <text:p>-171.869897645844</text:p>
          </table:table-cell>
        </table:table-row>
        <table:table-row table:style-name="ro1">
          <table:table-cell office:value-type="float" office:value="-61.476881393688" calcext:value-type="float">
            <text:p>-61.476881393688</text:p>
          </table:table-cell>
        </table:table-row>
        <table:table-row table:style-name="ro1">
          <table:table-cell office:value-type="float" office:value="-173.480198248343" calcext:value-type="float">
            <text:p>-173.480198248343</text:p>
          </table:table-cell>
        </table:table-row>
        <table:table-row table:style-name="ro1">
          <table:table-cell office:value-type="float" office:value="-59.0362434679265" calcext:value-type="float">
            <text:p>-59.0362434679265</text:p>
          </table:table-cell>
        </table:table-row>
        <table:table-row table:style-name="ro1">
          <table:table-cell office:value-type="float" office:value="-175.054033452896" calcext:value-type="float">
            <text:p>-175.054033452896</text:p>
          </table:table-cell>
        </table:table-row>
        <table:table-row table:style-name="ro1">
          <table:table-cell office:value-type="float" office:value="-57.8213437933989" calcext:value-type="float">
            <text:p>-57.8213437933989</text:p>
          </table:table-cell>
        </table:table-row>
        <table:table-row table:style-name="ro1">
          <table:table-cell office:value-type="float" office:value="-176.729512076816" calcext:value-type="float">
            <text:p>-176.729512076816</text:p>
          </table:table-cell>
        </table:table-row>
        <table:table-row table:style-name="ro1">
          <table:table-cell office:value-type="float" office:value="-56.1599438650328" calcext:value-type="float">
            <text:p>-56.1599438650328</text:p>
          </table:table-cell>
        </table:table-row>
        <table:table-row table:style-name="ro1">
          <table:table-cell office:value-type="float" office:value="-178.919075813339" calcext:value-type="float">
            <text:p>-178.919075813339</text:p>
          </table:table-cell>
        </table:table-row>
        <table:table-row table:style-name="ro1">
          <table:table-cell office:value-type="float" office:value="-54.2110265408167" calcext:value-type="float">
            <text:p>-54.2110265408167</text:p>
          </table:table-cell>
        </table:table-row>
        <table:table-row table:style-name="ro1">
          <table:table-cell office:value-type="float" office:value="177.859098633677" calcext:value-type="float">
            <text:p>177.859098633677</text:p>
          </table:table-cell>
        </table:table-row>
        <table:table-row table:style-name="ro1">
          <table:table-cell office:value-type="float" office:value="-51.9343489012696" calcext:value-type="float">
            <text:p>-51.9343489012696</text:p>
          </table:table-cell>
        </table:table-row>
        <table:table-row table:style-name="ro1">
          <table:table-cell office:value-type="float" office:value="176.221802292838" calcext:value-type="float">
            <text:p>176.221802292838</text:p>
          </table:table-cell>
        </table:table-row>
        <table:table-row table:style-name="ro1">
          <table:table-cell office:value-type="float" office:value="-50.4037913602497" calcext:value-type="float">
            <text:p>-50.4037913602497</text:p>
          </table:table-cell>
        </table:table-row>
        <table:table-row table:style-name="ro1">
          <table:table-cell office:value-type="float" office:value="175.146903613008" calcext:value-type="float">
            <text:p>175.146903613008</text:p>
          </table:table-cell>
        </table:table-row>
        <table:table-row table:style-name="ro1">
          <table:table-cell office:value-type="float" office:value="-49.2222302061427" calcext:value-type="float">
            <text:p>-49.2222302061427</text:p>
          </table:table-cell>
        </table:table-row>
        <table:table-row table:style-name="ro1">
          <table:table-cell office:value-type="float" office:value="174.075418018018" calcext:value-type="float">
            <text:p>174.075418018018</text:p>
          </table:table-cell>
        </table:table-row>
        <table:table-row table:style-name="ro1">
          <table:table-cell office:value-type="float" office:value="-47.6897703231505" calcext:value-type="float">
            <text:p>-47.6897703231505</text:p>
          </table:table-cell>
        </table:table-row>
        <table:table-row table:style-name="ro1">
          <table:table-cell office:value-type="float" office:value="171.869897645844" calcext:value-type="float">
            <text:p>171.869897645844</text:p>
          </table:table-cell>
        </table:table-row>
        <table:table-row table:style-name="ro1">
          <table:table-cell office:value-type="float" office:value="-45.7742201649281" calcext:value-type="float">
            <text:p>-45.7742201649281</text:p>
          </table:table-cell>
        </table:table-row>
        <table:table-row table:style-name="ro1">
          <table:table-cell office:value-type="float" office:value="170.180699361242" calcext:value-type="float">
            <text:p>170.180699361242</text:p>
          </table:table-cell>
        </table:table-row>
        <table:table-row table:style-name="ro1">
          <table:table-cell office:value-type="float" office:value="-43.8308606720926" calcext:value-type="float">
            <text:p>-43.8308606720926</text:p>
          </table:table-cell>
        </table:table-row>
        <table:table-row table:style-name="ro1">
          <table:table-cell office:value-type="float" office:value="168.584160475593" calcext:value-type="float">
            <text:p>168.584160475593</text:p>
          </table:table-cell>
        </table:table-row>
        <table:table-row table:style-name="ro1">
          <table:table-cell office:value-type="float" office:value="-41.543380827958" calcext:value-type="float">
            <text:p>-41.543380827958</text:p>
          </table:table-cell>
        </table:table-row>
        <table:table-row table:style-name="ro1">
          <table:table-cell office:value-type="float" office:value="166.35708522401" calcext:value-type="float">
            <text:p>166.35708522401</text:p>
          </table:table-cell>
        </table:table-row>
        <table:table-row table:style-name="ro1">
          <table:table-cell office:value-type="float" office:value="-39.3269778600747" calcext:value-type="float">
            <text:p>-39.3269778600747</text:p>
          </table:table-cell>
        </table:table-row>
        <table:table-row table:style-name="ro1">
          <table:table-cell office:value-type="float" office:value="163.610459665965" calcext:value-type="float">
            <text:p>163.610459665965</text:p>
          </table:table-cell>
        </table:table-row>
        <table:table-row table:style-name="ro1">
          <table:table-cell office:value-type="float" office:value="-38.0656510987304" calcext:value-type="float">
            <text:p>-38.0656510987304</text:p>
          </table:table-cell>
        </table:table-row>
        <table:table-row table:style-name="ro1">
          <table:table-cell office:value-type="float" office:value="161.906093455937" calcext:value-type="float">
            <text:p>161.906093455937</text:p>
          </table:table-cell>
        </table:table-row>
        <table:table-row table:style-name="ro1">
          <table:table-cell office:value-type="float" office:value="-36.7592881702921" calcext:value-type="float">
            <text:p>-36.7592881702921</text:p>
          </table:table-cell>
        </table:table-row>
        <table:table-row table:style-name="ro1">
          <table:table-cell office:value-type="float" office:value="160.709953780811" calcext:value-type="float">
            <text:p>160.709953780811</text:p>
          </table:table-cell>
        </table:table-row>
        <table:table-row table:style-name="ro1">
          <table:table-cell office:value-type="float" office:value="-34.9024956159247" calcext:value-type="float">
            <text:p>-34.9024956159247</text:p>
          </table:table-cell>
        </table:table-row>
        <table:table-row table:style-name="ro1">
          <table:table-cell office:value-type="float" office:value="159.50740523013" calcext:value-type="float">
            <text:p>159.50740523013</text:p>
          </table:table-cell>
        </table:table-row>
        <table:table-row table:style-name="ro1">
          <table:table-cell office:value-type="float" office:value="-33.0916999386824" calcext:value-type="float">
            <text:p>-33.0916999386824</text:p>
          </table:table-cell>
        </table:table-row>
        <table:table-row table:style-name="ro1">
          <table:table-cell office:value-type="float" office:value="157.297157876787" calcext:value-type="float">
            <text:p>157.297157876787</text:p>
          </table:table-cell>
        </table:table-row>
        <table:table-row table:style-name="ro1">
          <table:table-cell office:value-type="float" office:value="-31.4295656148385" calcext:value-type="float">
            <text:p>-31.4295656148385</text:p>
          </table:table-cell>
        </table:table-row>
        <table:table-row table:style-name="ro1">
          <table:table-cell office:value-type="float" office:value="155.600564075825" calcext:value-type="float">
            <text:p>155.600564075825</text:p>
          </table:table-cell>
        </table:table-row>
        <table:table-row table:style-name="ro1">
          <table:table-cell office:value-type="float" office:value="-29.2679952148927" calcext:value-type="float">
            <text:p>-29.2679952148927</text:p>
          </table:table-cell>
        </table:table-row>
        <table:table-row table:style-name="ro1">
          <table:table-cell office:value-type="float" office:value="153.914400221719" calcext:value-type="float">
            <text:p>153.914400221719</text:p>
          </table:table-cell>
        </table:table-row>
        <table:table-row table:style-name="ro1">
          <table:table-cell office:value-type="float" office:value="-27.2995722113328" calcext:value-type="float">
            <text:p>-27.2995722113328</text:p>
          </table:table-cell>
        </table:table-row>
        <table:table-row table:style-name="ro1">
          <table:table-cell office:value-type="float" office:value="151.990823291986" calcext:value-type="float">
            <text:p>151.990823291986</text:p>
          </table:table-cell>
        </table:table-row>
        <table:table-row table:style-name="ro1">
          <table:table-cell office:value-type="float" office:value="-25.8367542240016" calcext:value-type="float">
            <text:p>-25.8367542240016</text:p>
          </table:table-cell>
        </table:table-row>
        <table:table-row table:style-name="ro1">
          <table:table-cell office:value-type="float" office:value="149.588918732875" calcext:value-type="float">
            <text:p>149.588918732875</text:p>
          </table:table-cell>
        </table:table-row>
        <table:table-row table:style-name="ro1">
          <table:table-cell office:value-type="float" office:value="-23.6906894028274" calcext:value-type="float">
            <text:p>-23.6906894028274</text:p>
          </table:table-cell>
        </table:table-row>
        <table:table-row table:style-name="ro1">
          <table:table-cell office:value-type="float" office:value="148.109208198154" calcext:value-type="float">
            <text:p>148.109208198154</text:p>
          </table:table-cell>
        </table:table-row>
        <table:table-row table:style-name="ro1">
          <table:table-cell office:value-type="float" office:value="-21.5014343240479" calcext:value-type="float">
            <text:p>-21.5014343240479</text:p>
          </table:table-cell>
        </table:table-row>
        <table:table-row table:style-name="ro1">
          <table:table-cell office:value-type="float" office:value="146.458752345877" calcext:value-type="float">
            <text:p>146.458752345877</text:p>
          </table:table-cell>
        </table:table-row>
        <table:table-row table:style-name="ro1">
          <table:table-cell office:value-type="float" office:value="-19.470302009467" calcext:value-type="float">
            <text:p>-19.470302009467</text:p>
          </table:table-cell>
        </table:table-row>
        <table:table-row table:style-name="ro1">
          <table:table-cell office:value-type="float" office:value="144.833563964207" calcext:value-type="float">
            <text:p>144.833563964207</text:p>
          </table:table-cell>
        </table:table-row>
        <table:table-row table:style-name="ro1">
          <table:table-cell office:value-type="float" office:value="-18.2628899421941" calcext:value-type="float">
            <text:p>-18.2628899421941</text:p>
          </table:table-cell>
        </table:table-row>
        <table:table-row table:style-name="ro1">
          <table:table-cell office:value-type="float" office:value="142.917503034828" calcext:value-type="float">
            <text:p>142.917503034828</text:p>
          </table:table-cell>
        </table:table-row>
        <table:table-row table:style-name="ro1">
          <table:table-cell office:value-type="float" office:value="-17.0628571734614" calcext:value-type="float">
            <text:p>-17.0628571734614</text:p>
          </table:table-cell>
        </table:table-row>
        <table:table-row table:style-name="ro1">
          <table:table-cell office:value-type="float" office:value="141.088528154195" calcext:value-type="float">
            <text:p>141.088528154195</text:p>
          </table:table-cell>
        </table:table-row>
        <table:table-row table:style-name="ro1">
          <table:table-cell office:value-type="float" office:value="-15.3501364924244" calcext:value-type="float">
            <text:p>-15.3501364924244</text:p>
          </table:table-cell>
        </table:table-row>
        <table:table-row table:style-name="ro1">
          <table:table-cell office:value-type="float" office:value="139.573921259901" calcext:value-type="float">
            <text:p>139.573921259901</text:p>
          </table:table-cell>
        </table:table-row>
        <table:table-row table:style-name="ro1">
          <table:table-cell office:value-type="float" office:value="-13.6429147759901" calcext:value-type="float">
            <text:p>-13.6429147759901</text:p>
          </table:table-cell>
        </table:table-row>
        <table:table-row table:style-name="ro1">
          <table:table-cell office:value-type="float" office:value="138.410944955356" calcext:value-type="float">
            <text:p>138.410944955356</text:p>
          </table:table-cell>
        </table:table-row>
        <table:table-row table:style-name="ro1">
          <table:table-cell office:value-type="float" office:value="-12.0567625338326" calcext:value-type="float">
            <text:p>-12.0567625338326</text:p>
          </table:table-cell>
        </table:table-row>
        <table:table-row table:style-name="ro1">
          <table:table-cell office:value-type="float" office:value="136.896518303209" calcext:value-type="float">
            <text:p>136.896518303209</text:p>
          </table:table-cell>
        </table:table-row>
        <table:table-row table:style-name="ro1">
          <table:table-cell office:value-type="float" office:value="-9.91275144672384" calcext:value-type="float">
            <text:p>-9.912751446723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6.58194465517801" calcext:value-type="float">
            <text:p>-6.58194465517801</text:p>
          </table:table-cell>
        </table:table-row>
        <table:table-row table:style-name="ro1">
          <table:table-cell office:value-type="float" office:value="132.345804486593" calcext:value-type="float">
            <text:p>132.345804486593</text:p>
          </table:table-cell>
        </table:table-row>
        <table:table-row table:style-name="ro1">
          <table:table-cell office:value-type="float" office:value="-4.3569750058463" calcext:value-type="float">
            <text:p>-4.3569750058463</text:p>
          </table:table-cell>
        </table:table-row>
        <table:table-row table:style-name="ro1">
          <table:table-cell office:value-type="float" office:value="130.143396066057" calcext:value-type="float">
            <text:p>130.143396066057</text:p>
          </table:table-cell>
        </table:table-row>
        <table:table-row table:style-name="ro1">
          <table:table-cell office:value-type="float" office:value="-3.23970029610213" calcext:value-type="float">
            <text:p>-3.23970029610213</text:p>
          </table:table-cell>
        </table:table-row>
        <table:table-row table:style-name="ro1">
          <table:table-cell office:value-type="float" office:value="129.326977860075" calcext:value-type="float">
            <text:p>129.326977860075</text:p>
          </table:table-cell>
        </table:table-row>
        <table:table-row table:style-name="ro1">
          <table:table-cell office:value-type="float" office:value="-2.18164140355147" calcext:value-type="float">
            <text:p>-2.18164140355147</text:p>
          </table:table-cell>
        </table:table-row>
        <table:table-row table:style-name="ro1">
          <table:table-cell office:value-type="float" office:value="128.06565109873" calcext:value-type="float">
            <text:p>128.06565109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788973459183" calcext:value-type="float">
            <text:p>125.788973459183</text:p>
          </table:table-cell>
        </table:table-row>
        <table:table-row table:style-name="ro1">
          <table:table-cell office:value-type="float" office:value="1.62114591365341" calcext:value-type="float">
            <text:p>1.62114591365341</text:p>
          </table:table-cell>
        </table:table-row>
        <table:table-row table:style-name="ro1">
          <table:table-cell office:value-type="float" office:value="123.986167109649" calcext:value-type="float">
            <text:p>123.986167109649</text:p>
          </table:table-cell>
        </table:table-row>
        <table:table-row table:style-name="ro1">
          <table:table-cell office:value-type="float" office:value="3.20948631779199" calcext:value-type="float">
            <text:p>3.20948631779199</text:p>
          </table:table-cell>
        </table:table-row>
        <table:table-row table:style-name="ro1">
          <table:table-cell office:value-type="float" office:value="122.799531272619" calcext:value-type="float">
            <text:p>122.799531272619</text:p>
          </table:table-cell>
        </table:table-row>
        <table:table-row table:style-name="ro1">
          <table:table-cell office:value-type="float" office:value="4.27584111262894" calcext:value-type="float">
            <text:p>4.27584111262894</text:p>
          </table:table-cell>
        </table:table-row>
        <table:table-row table:style-name="ro1">
          <table:table-cell office:value-type="float" office:value="121.148580986195" calcext:value-type="float">
            <text:p>121.148580986195</text:p>
          </table:table-cell>
        </table:table-row>
        <table:table-row table:style-name="ro1">
          <table:table-cell office:value-type="float" office:value="5.98059952476345" calcext:value-type="float">
            <text:p>5.98059952476345</text:p>
          </table:table-cell>
        </table:table-row>
        <table:table-row table:style-name="ro1">
          <table:table-cell office:value-type="float" office:value="118.739795291688" calcext:value-type="float">
            <text:p>118.739795291688</text:p>
          </table:table-cell>
        </table:table-row>
        <table:table-row table:style-name="ro1">
          <table:table-cell office:value-type="float" office:value="8.20721641191815" calcext:value-type="float">
            <text:p>8.20721641191815</text:p>
          </table:table-cell>
        </table:table-row>
        <table:table-row table:style-name="ro1">
          <table:table-cell office:value-type="float" office:value="116.8057883298" calcext:value-type="float">
            <text:p>116.8057883298</text:p>
          </table:table-cell>
        </table:table-row>
        <table:table-row table:style-name="ro1">
          <table:table-cell office:value-type="float" office:value="10.3533200439294" calcext:value-type="float">
            <text:p>10.3533200439294</text:p>
          </table:table-cell>
        </table:table-row>
        <table:table-row table:style-name="ro1">
          <table:table-cell office:value-type="float" office:value="115.144785630679" calcext:value-type="float">
            <text:p>115.144785630679</text:p>
          </table:table-cell>
        </table:table-row>
        <table:table-row table:style-name="ro1">
          <table:table-cell office:value-type="float" office:value="12.5876933816488" calcext:value-type="float">
            <text:p>12.5876933816488</text:p>
          </table:table-cell>
        </table:table-row>
        <table:table-row table:style-name="ro1">
          <table:table-cell office:value-type="float" office:value="113.477399892093" calcext:value-type="float">
            <text:p>113.477399892093</text:p>
          </table:table-cell>
        </table:table-row>
        <table:table-row table:style-name="ro1">
          <table:table-cell office:value-type="float" office:value="14.3002774491856" calcext:value-type="float">
            <text:p>14.3002774491856</text:p>
          </table:table-cell>
        </table:table-row>
        <table:table-row table:style-name="ro1">
          <table:table-cell office:value-type="float" office:value="111.501434324048" calcext:value-type="float">
            <text:p>111.501434324048</text:p>
          </table:table-cell>
        </table:table-row>
        <table:table-row table:style-name="ro1">
          <table:table-cell office:value-type="float" office:value="15.871178611457" calcext:value-type="float">
            <text:p>15.871178611457</text:p>
          </table:table-cell>
        </table:table-row>
        <table:table-row table:style-name="ro1">
          <table:table-cell office:value-type="float" office:value="109.290046219189" calcext:value-type="float">
            <text:p>109.290046219189</text:p>
          </table:table-cell>
        </table:table-row>
        <table:table-row table:style-name="ro1">
          <table:table-cell office:value-type="float" office:value="17.7446716250569" calcext:value-type="float">
            <text:p>17.7446716250569</text:p>
          </table:table-cell>
        </table:table-row>
        <table:table-row table:style-name="ro1">
          <table:table-cell office:value-type="float" office:value="108.093906544063" calcext:value-type="float">
            <text:p>108.093906544063</text:p>
          </table:table-cell>
        </table:table-row>
        <table:table-row table:style-name="ro1">
          <table:table-cell office:value-type="float" office:value="19.470302009467" calcext:value-type="float">
            <text:p>19.470302009467</text:p>
          </table:table-cell>
        </table:table-row>
        <table:table-row table:style-name="ro1">
          <table:table-cell office:value-type="float" office:value="106.905158098636" calcext:value-type="float">
            <text:p>106.905158098636</text:p>
          </table:table-cell>
        </table:table-row>
        <table:table-row table:style-name="ro1">
          <table:table-cell office:value-type="float" office:value="21.3928903519814" calcext:value-type="float">
            <text:p>21.3928903519814</text:p>
          </table:table-cell>
        </table:table-row>
        <table:table-row table:style-name="ro1">
          <table:table-cell office:value-type="float" office:value="105.208039190635" calcext:value-type="float">
            <text:p>105.208039190635</text:p>
          </table:table-cell>
        </table:table-row>
        <table:table-row table:style-name="ro1">
          <table:table-cell office:value-type="float" office:value="23.6293777306568" calcext:value-type="float">
            <text:p>23.6293777306568</text:p>
          </table:table-cell>
        </table:table-row>
        <table:table-row table:style-name="ro1">
          <table:table-cell office:value-type="float" office:value="103.64291477599" calcext:value-type="float">
            <text:p>103.64291477599</text:p>
          </table:table-cell>
        </table:table-row>
        <table:table-row table:style-name="ro1">
          <table:table-cell office:value-type="float" office:value="25.3461759419467" calcext:value-type="float">
            <text:p>25.3461759419467</text:p>
          </table:table-cell>
        </table:table-row>
        <table:table-row table:style-name="ro1">
          <table:table-cell office:value-type="float" office:value="102.056762533833" calcext:value-type="float">
            <text:p>102.056762533833</text:p>
          </table:table-cell>
        </table:table-row>
        <table:table-row table:style-name="ro1">
          <table:table-cell office:value-type="float" office:value="28.2640041485239" calcext:value-type="float">
            <text:p>28.2640041485239</text:p>
          </table:table-cell>
        </table:table-row>
        <table:table-row table:style-name="ro1">
          <table:table-cell office:value-type="float" office:value="99.8193006387579" calcext:value-type="float">
            <text:p>99.8193006387579</text:p>
          </table:table-cell>
        </table:table-row>
        <table:table-row table:style-name="ro1">
          <table:table-cell office:value-type="float" office:value="29.6784899251352" calcext:value-type="float">
            <text:p>29.6784899251352</text:p>
          </table:table-cell>
        </table:table-row>
        <table:table-row table:style-name="ro1">
          <table:table-cell office:value-type="float" office:value="96.519801751657" calcext:value-type="float">
            <text:p>96.519801751657</text:p>
          </table:table-cell>
        </table:table-row>
        <table:table-row table:style-name="ro1">
          <table:table-cell office:value-type="float" office:value="31.148580986195" calcext:value-type="float">
            <text:p>31.148580986195</text:p>
          </table:table-cell>
        </table:table-row>
        <table:table-row table:style-name="ro1">
          <table:table-cell office:value-type="float" office:value="94.3160275198656" calcext:value-type="float">
            <text:p>94.3160275198656</text:p>
          </table:table-cell>
        </table:table-row>
        <table:table-row table:style-name="ro1">
          <table:table-cell office:value-type="float" office:value="32.1786562066011" calcext:value-type="float">
            <text:p>32.1786562066011</text:p>
          </table:table-cell>
        </table:table-row>
        <table:table-row table:style-name="ro1">
          <table:table-cell office:value-type="float" office:value="93.2704879231836" calcext:value-type="float">
            <text:p>93.2704879231836</text:p>
          </table:table-cell>
        </table:table-row>
        <table:table-row table:style-name="ro1">
          <table:table-cell office:value-type="float" office:value="34.1435866519378" calcext:value-type="float">
            <text:p>34.1435866519378</text:p>
          </table:table-cell>
        </table:table-row>
        <table:table-row table:style-name="ro1">
          <table:table-cell office:value-type="float" office:value="92.1816414035515" calcext:value-type="float">
            <text:p>92.1816414035515</text:p>
          </table:table-cell>
        </table:table-row>
        <table:table-row table:style-name="ro1">
          <table:table-cell office:value-type="float" office:value="36.2249442555203" calcext:value-type="float">
            <text:p>36.2249442555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.1572265873691" calcext:value-type="float">
            <text:p>38.1572265873691</text:p>
          </table:table-cell>
        </table:table-row>
        <table:table-row table:style-name="ro1">
          <table:table-cell office:value-type="float" office:value="88.3939970107178" calcext:value-type="float">
            <text:p>88.3939970107178</text:p>
          </table:table-cell>
        </table:table-row>
        <table:table-row table:style-name="ro1">
          <table:table-cell office:value-type="float" office:value="40.3645365730974" calcext:value-type="float">
            <text:p>40.3645365730974</text:p>
          </table:table-cell>
        </table:table-row>
        <table:table-row table:style-name="ro1">
          <table:table-cell office:value-type="float" office:value="86.790513682208" calcext:value-type="float">
            <text:p>86.790513682208</text:p>
          </table:table-cell>
        </table:table-row>
        <table:table-row table:style-name="ro1">
          <table:table-cell office:value-type="float" office:value="41.4964683552155" calcext:value-type="float">
            <text:p>41.4964683552155</text:p>
          </table:table-cell>
        </table:table-row>
        <table:table-row table:style-name="ro1">
          <table:table-cell office:value-type="float" office:value="85.6430249941537" calcext:value-type="float">
            <text:p>85.6430249941537</text:p>
          </table:table-cell>
        </table:table-row>
        <table:table-row table:style-name="ro1">
          <table:table-cell office:value-type="float" office:value="43.0780440410686" calcext:value-type="float">
            <text:p>43.0780440410686</text:p>
          </table:table-cell>
        </table:table-row>
        <table:table-row table:style-name="ro1">
          <table:table-cell office:value-type="float" office:value="83.9623174785771" calcext:value-type="float">
            <text:p>83.9623174785771</text:p>
          </table:table-cell>
        </table:table-row>
        <table:table-row table:style-name="ro1">
          <table:table-cell office:value-type="float" office:value="44.620563298581" calcext:value-type="float">
            <text:p>44.620563298581</text:p>
          </table:table-cell>
        </table:table-row>
        <table:table-row table:style-name="ro1">
          <table:table-cell office:value-type="float" office:value="81.7927835880819" calcext:value-type="float">
            <text:p>81.7927835880819</text:p>
          </table:table-cell>
        </table:table-row>
        <table:table-row table:style-name="ro1">
          <table:table-cell office:value-type="float" office:value="46.8965183032093" calcext:value-type="float">
            <text:p>46.8965183032093</text:p>
          </table:table-cell>
        </table:table-row>
        <table:table-row table:style-name="ro1">
          <table:table-cell office:value-type="float" office:value="79.5483670560113" calcext:value-type="float">
            <text:p>79.5483670560113</text:p>
          </table:table-cell>
        </table:table-row>
        <table:table-row table:style-name="ro1">
          <table:table-cell office:value-type="float" office:value="48.8654611698517" calcext:value-type="float">
            <text:p>48.8654611698517</text:p>
          </table:table-cell>
        </table:table-row>
        <table:table-row table:style-name="ro1">
          <table:table-cell office:value-type="float" office:value="77.2928864986834" calcext:value-type="float">
            <text:p>77.2928864986834</text:p>
          </table:table-cell>
        </table:table-row>
        <table:table-row table:style-name="ro1">
          <table:table-cell office:value-type="float" office:value="50.0538260500644" calcext:value-type="float">
            <text:p>50.0538260500644</text:p>
          </table:table-cell>
        </table:table-row>
        <table:table-row table:style-name="ro1">
          <table:table-cell office:value-type="float" office:value="75.6997225508144" calcext:value-type="float">
            <text:p>75.6997225508144</text:p>
          </table:table-cell>
        </table:table-row>
        <table:table-row table:style-name="ro1">
          <table:table-cell office:value-type="float" office:value="51.9343489012696" calcext:value-type="float">
            <text:p>51.9343489012696</text:p>
          </table:table-cell>
        </table:table-row>
        <table:table-row table:style-name="ro1">
          <table:table-cell office:value-type="float" office:value="73.8278409842174" calcext:value-type="float">
            <text:p>73.8278409842174</text:p>
          </table:table-cell>
        </table:table-row>
        <table:table-row table:style-name="ro1">
          <table:table-cell office:value-type="float" office:value="54.52466797179" calcext:value-type="float">
            <text:p>54.52466797179</text:p>
          </table:table-cell>
        </table:table-row>
        <table:table-row table:style-name="ro1">
          <table:table-cell office:value-type="float" office:value="72.0874906140367" calcext:value-type="float">
            <text:p>72.0874906140367</text:p>
          </table:table-cell>
        </table:table-row>
        <table:table-row table:style-name="ro1">
          <table:table-cell office:value-type="float" office:value="57.2004687273808" calcext:value-type="float">
            <text:p>57.2004687273808</text:p>
          </table:table-cell>
        </table:table-row>
        <table:table-row table:style-name="ro1">
          <table:table-cell office:value-type="float" office:value="70.1593019160317" calcext:value-type="float">
            <text:p>70.1593019160317</text:p>
          </table:table-cell>
        </table:table-row>
        <table:table-row table:style-name="ro1">
          <table:table-cell office:value-type="float" office:value="58.5704343851615" calcext:value-type="float">
            <text:p>58.5704343851615</text:p>
          </table:table-cell>
        </table:table-row>
        <table:table-row table:style-name="ro1">
          <table:table-cell office:value-type="float" office:value="68.4046895510323" calcext:value-type="float">
            <text:p>68.4046895510323</text:p>
          </table:table-cell>
        </table:table-row>
        <table:table-row table:style-name="ro1">
          <table:table-cell office:value-type="float" office:value="59.5066415975243" calcext:value-type="float">
            <text:p>59.5066415975243</text:p>
          </table:table-cell>
        </table:table-row>
        <table:table-row table:style-name="ro1">
          <table:table-cell office:value-type="float" office:value="66.1495260919231" calcext:value-type="float">
            <text:p>66.1495260919231</text:p>
          </table:table-cell>
        </table:table-row>
        <table:table-row table:style-name="ro1">
          <table:table-cell office:value-type="float" office:value="60.7320047851073" calcext:value-type="float">
            <text:p>60.7320047851073</text:p>
          </table:table-cell>
        </table:table-row>
        <table:table-row table:style-name="ro1">
          <table:table-cell office:value-type="float" office:value="64.1790080258107" calcext:value-type="float">
            <text:p>64.1790080258107</text:p>
          </table:table-cell>
        </table:table-row>
        <table:table-row table:style-name="ro1">
          <table:table-cell office:value-type="float" office:value="62.9494029929139" calcext:value-type="float">
            <text:p>62.9494029929139</text:p>
          </table:table-cell>
        </table:table-row>
        <table:table-row table:style-name="ro1">
          <table:table-cell office:value-type="float" office:value="61.7359958514761" calcext:value-type="float">
            <text:p>61.7359958514761</text:p>
          </table:table-cell>
        </table:table-row>
        <table:table-row table:style-name="ro1">
          <table:table-cell office:value-type="float" office:value="65.6005640758249" calcext:value-type="float">
            <text:p>65.6005640758249</text:p>
          </table:table-cell>
        </table:table-row>
        <table:table-row table:style-name="ro1">
          <table:table-cell office:value-type="float" office:value="59.7827260426157" calcext:value-type="float">
            <text:p>59.7827260426157</text:p>
          </table:table-cell>
        </table:table-row>
        <table:table-row table:style-name="ro1">
          <table:table-cell office:value-type="float" office:value="66.8014094863518" calcext:value-type="float">
            <text:p>66.8014094863518</text:p>
          </table:table-cell>
        </table:table-row>
        <table:table-row table:style-name="ro1">
          <table:table-cell office:value-type="float" office:value="58.2848664849022" calcext:value-type="float">
            <text:p>58.2848664849022</text:p>
          </table:table-cell>
        </table:table-row>
        <table:table-row table:style-name="ro1">
          <table:table-cell office:value-type="float" office:value="67.9993016494594" calcext:value-type="float">
            <text:p>67.9993016494594</text:p>
          </table:table-cell>
        </table:table-row>
        <table:table-row table:style-name="ro1">
          <table:table-cell office:value-type="float" office:value="57.2315009212302" calcext:value-type="float">
            <text:p>57.2315009212302</text:p>
          </table:table-cell>
        </table:table-row>
        <table:table-row table:style-name="ro1">
          <table:table-cell office:value-type="float" office:value="69.5074052301297" calcext:value-type="float">
            <text:p>69.5074052301297</text:p>
          </table:table-cell>
        </table:table-row>
        <table:table-row table:style-name="ro1">
          <table:table-cell office:value-type="float" office:value="55.5480654181421" calcext:value-type="float">
            <text:p>55.5480654181421</text:p>
          </table:table-cell>
        </table:table-row>
        <table:table-row table:style-name="ro1">
          <table:table-cell office:value-type="float" office:value="71.0457683004888" calcext:value-type="float">
            <text:p>71.0457683004888</text:p>
          </table:table-cell>
        </table:table-row>
        <table:table-row table:style-name="ro1">
          <table:table-cell office:value-type="float" office:value="53.130102354156" calcext:value-type="float">
            <text:p>53.130102354156</text:p>
          </table:table-cell>
        </table:table-row>
        <table:table-row table:style-name="ro1">
          <table:table-cell office:value-type="float" office:value="72.9371428265386" calcext:value-type="float">
            <text:p>72.9371428265386</text:p>
          </table:table-cell>
        </table:table-row>
        <table:table-row table:style-name="ro1">
          <table:table-cell office:value-type="float" office:value="50.4773687288289" calcext:value-type="float">
            <text:p>50.4773687288289</text:p>
          </table:table-cell>
        </table:table-row>
        <table:table-row table:style-name="ro1">
          <table:table-cell office:value-type="float" office:value="74.7919608093647" calcext:value-type="float">
            <text:p>74.7919608093647</text:p>
          </table:table-cell>
        </table:table-row>
        <table:table-row table:style-name="ro1">
          <table:table-cell office:value-type="float" office:value="48.9182488640674" calcext:value-type="float">
            <text:p>48.9182488640674</text:p>
          </table:table-cell>
        </table:table-row>
        <table:table-row table:style-name="ro1">
          <table:table-cell office:value-type="float" office:value="76.3570852240099" calcext:value-type="float">
            <text:p>76.3570852240099</text:p>
          </table:table-cell>
        </table:table-row>
        <table:table-row table:style-name="ro1">
          <table:table-cell office:value-type="float" office:value="48.1363583683326" calcext:value-type="float">
            <text:p>48.1363583683326</text:p>
          </table:table-cell>
        </table:table-row>
        <table:table-row table:style-name="ro1">
          <table:table-cell office:value-type="float" office:value="79.011348903506" calcext:value-type="float">
            <text:p>79.011348903506</text:p>
          </table:table-cell>
        </table:table-row>
        <table:table-row table:style-name="ro1">
          <table:table-cell office:value-type="float" office:value="46.548157698978" calcext:value-type="float">
            <text:p>46.548157698978</text:p>
          </table:table-cell>
        </table:table-row>
        <table:table-row table:style-name="ro1">
          <table:table-cell office:value-type="float" office:value="81.2538377374448" calcext:value-type="float">
            <text:p>81.2538377374448</text:p>
          </table:table-cell>
        </table:table-row>
        <table:table-row table:style-name="ro1">
          <table:table-cell office:value-type="float" office:value="44.2257798350719" calcext:value-type="float">
            <text:p>44.2257798350719</text:p>
          </table:table-cell>
        </table:table-row>
        <table:table-row table:style-name="ro1">
          <table:table-cell office:value-type="float" office:value="82.9421533501189" calcext:value-type="float">
            <text:p>82.9421533501189</text:p>
          </table:table-cell>
        </table:table-row>
        <table:table-row table:style-name="ro1">
          <table:table-cell office:value-type="float" office:value="41.4964683552155" calcext:value-type="float">
            <text:p>41.4964683552155</text:p>
          </table:table-cell>
        </table:table-row>
        <table:table-row table:style-name="ro1">
          <table:table-cell office:value-type="float" office:value="84.6106882400266" calcext:value-type="float">
            <text:p>84.6106882400266</text:p>
          </table:table-cell>
        </table:table-row>
        <table:table-row table:style-name="ro1">
          <table:table-cell office:value-type="float" office:value="40.3013194827006" calcext:value-type="float">
            <text:p>40.3013194827006</text:p>
          </table:table-cell>
        </table:table-row>
        <table:table-row table:style-name="ro1">
          <table:table-cell office:value-type="float" office:value="86.7602997038979" calcext:value-type="float">
            <text:p>86.7602997038979</text:p>
          </table:table-cell>
        </table:table-row>
        <table:table-row table:style-name="ro1">
          <table:table-cell office:value-type="float" office:value="39.0938588862295" calcext:value-type="float">
            <text:p>39.0938588862295</text:p>
          </table:table-cell>
        </table:table-row>
        <table:table-row table:style-name="ro1">
          <table:table-cell office:value-type="float" office:value="88.9190758133393" calcext:value-type="float">
            <text:p>88.9190758133393</text:p>
          </table:table-cell>
        </table:table-row>
        <table:table-row table:style-name="ro1">
          <table:table-cell office:value-type="float" office:value="36.7592881702921" calcext:value-type="float">
            <text:p>36.75928817029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.6900675259798" calcext:value-type="float">
            <text:p>33.6900675259798</text:p>
          </table:table-cell>
        </table:table-row>
        <table:table-row table:style-name="ro1">
          <table:table-cell office:value-type="float" office:value="91.6211459136534" calcext:value-type="float">
            <text:p>91.6211459136534</text:p>
          </table:table-cell>
        </table:table-row>
        <table:table-row table:style-name="ro1">
          <table:table-cell office:value-type="float" office:value="31.4295656148385" calcext:value-type="float">
            <text:p>31.4295656148385</text:p>
          </table:table-cell>
        </table:table-row>
        <table:table-row table:style-name="ro1">
          <table:table-cell office:value-type="float" office:value="94.3569750058463" calcext:value-type="float">
            <text:p>94.3569750058463</text:p>
          </table:table-cell>
        </table:table-row>
        <table:table-row table:style-name="ro1">
          <table:table-cell office:value-type="float" office:value="30.4933584024757" calcext:value-type="float">
            <text:p>30.4933584024757</text:p>
          </table:table-cell>
        </table:table-row>
        <table:table-row table:style-name="ro1">
          <table:table-cell office:value-type="float" office:value="96.519801751657" calcext:value-type="float">
            <text:p>96.519801751657</text:p>
          </table:table-cell>
        </table:table-row>
        <table:table-row table:style-name="ro1">
          <table:table-cell office:value-type="float" office:value="29.5387822595581" calcext:value-type="float">
            <text:p>29.5387822595581</text:p>
          </table:table-cell>
        </table:table-row>
        <table:table-row table:style-name="ro1">
          <table:table-cell office:value-type="float" office:value="97.6668042618142" calcext:value-type="float">
            <text:p>97.6668042618142</text:p>
          </table:table-cell>
        </table:table-row>
        <table:table-row table:style-name="ro1">
          <table:table-cell office:value-type="float" office:value="27.8104154438463" calcext:value-type="float">
            <text:p>27.8104154438463</text:p>
          </table:table-cell>
        </table:table-row>
        <table:table-row table:style-name="ro1">
          <table:table-cell office:value-type="float" office:value="98.8297446679091" calcext:value-type="float">
            <text:p>98.8297446679091</text:p>
          </table:table-cell>
        </table:table-row>
        <table:table-row table:style-name="ro1">
          <table:table-cell office:value-type="float" office:value="25.0835940061909" calcext:value-type="float">
            <text:p>25.0835940061909</text:p>
          </table:table-cell>
        </table:table-row>
        <table:table-row table:style-name="ro1">
          <table:table-cell office:value-type="float" office:value="100.988651096494" calcext:value-type="float">
            <text:p>100.988651096494</text:p>
          </table:table-cell>
        </table:table-row>
        <table:table-row table:style-name="ro1">
          <table:table-cell office:value-type="float" office:value="23.4121141693027" calcext:value-type="float">
            <text:p>23.4121141693027</text:p>
          </table:table-cell>
        </table:table-row>
        <table:table-row table:style-name="ro1">
          <table:table-cell office:value-type="float" office:value="103.116436125391" calcext:value-type="float">
            <text:p>103.116436125391</text:p>
          </table:table-cell>
        </table:table-row>
        <table:table-row table:style-name="ro1">
          <table:table-cell office:value-type="float" office:value="22.2034785320574" calcext:value-type="float">
            <text:p>22.2034785320574</text:p>
          </table:table-cell>
        </table:table-row>
        <table:table-row table:style-name="ro1">
          <table:table-cell office:value-type="float" office:value="104.167055522631" calcext:value-type="float">
            <text:p>104.167055522631</text:p>
          </table:table-cell>
        </table:table-row>
        <table:table-row table:style-name="ro1">
          <table:table-cell office:value-type="float" office:value="20.4925947698703" calcext:value-type="float">
            <text:p>20.4925947698703</text:p>
          </table:table-cell>
        </table:table-row>
        <table:table-row table:style-name="ro1">
          <table:table-cell office:value-type="float" office:value="106.542983404563" calcext:value-type="float">
            <text:p>106.542983404563</text:p>
          </table:table-cell>
        </table:table-row>
        <table:table-row table:style-name="ro1">
          <table:table-cell office:value-type="float" office:value="18.9542316995112" calcext:value-type="float">
            <text:p>18.9542316995112</text:p>
          </table:table-cell>
        </table:table-row>
        <table:table-row table:style-name="ro1">
          <table:table-cell office:value-type="float" office:value="109.133643205905" calcext:value-type="float">
            <text:p>109.133643205905</text:p>
          </table:table-cell>
        </table:table-row>
        <table:table-row table:style-name="ro1">
          <table:table-cell office:value-type="float" office:value="17.3869721769155" calcext:value-type="float">
            <text:p>17.3869721769155</text:p>
          </table:table-cell>
        </table:table-row>
        <table:table-row table:style-name="ro1">
          <table:table-cell office:value-type="float" office:value="110.17065341185" calcext:value-type="float">
            <text:p>110.17065341185</text:p>
          </table:table-cell>
        </table:table-row>
        <table:table-row table:style-name="ro1">
          <table:table-cell office:value-type="float" office:value="15.4948485991386" calcext:value-type="float">
            <text:p>15.4948485991386</text:p>
          </table:table-cell>
        </table:table-row>
        <table:table-row table:style-name="ro1">
          <table:table-cell office:value-type="float" office:value="111.501434324048" calcext:value-type="float">
            <text:p>111.501434324048</text:p>
          </table:table-cell>
        </table:table-row>
        <table:table-row table:style-name="ro1">
          <table:table-cell office:value-type="float" office:value="13.6429147759901" calcext:value-type="float">
            <text:p>13.6429147759901</text:p>
          </table:table-cell>
        </table:table-row>
        <table:table-row table:style-name="ro1">
          <table:table-cell office:value-type="float" office:value="113.412114169303" calcext:value-type="float">
            <text:p>113.412114169303</text:p>
          </table:table-cell>
        </table:table-row>
        <table:table-row table:style-name="ro1">
          <table:table-cell office:value-type="float" office:value="10.988651096494" calcext:value-type="float">
            <text:p>10.988651096494</text:p>
          </table:table-cell>
        </table:table-row>
        <table:table-row table:style-name="ro1">
          <table:table-cell office:value-type="float" office:value="116.810954300349" calcext:value-type="float">
            <text:p>116.810954300349</text:p>
          </table:table-cell>
        </table:table-row>
        <table:table-row table:style-name="ro1">
          <table:table-cell office:value-type="float" office:value="8.82974466790907" calcext:value-type="float">
            <text:p>8.82974466790907</text:p>
          </table:table-cell>
        </table:table-row>
        <table:table-row table:style-name="ro1">
          <table:table-cell office:value-type="float" office:value="118.300755766006" calcext:value-type="float">
            <text:p>118.300755766006</text:p>
          </table:table-cell>
        </table:table-row>
        <table:table-row table:style-name="ro1">
          <table:table-cell office:value-type="float" office:value="7.1250163489018" calcext:value-type="float">
            <text:p>7.1250163489018</text:p>
          </table:table-cell>
        </table:table-row>
        <table:table-row table:style-name="ro1">
          <table:table-cell office:value-type="float" office:value="119.744881296942" calcext:value-type="float">
            <text:p>119.744881296942</text:p>
          </table:table-cell>
        </table:table-row>
        <table:table-row table:style-name="ro1">
          <table:table-cell office:value-type="float" office:value="5.44033203100551" calcext:value-type="float">
            <text:p>5.44033203100551</text:p>
          </table:table-cell>
        </table:table-row>
        <table:table-row table:style-name="ro1">
          <table:table-cell office:value-type="float" office:value="121.607502246249" calcext:value-type="float">
            <text:p>121.607502246249</text:p>
          </table:table-cell>
        </table:table-row>
        <table:table-row table:style-name="ro1">
          <table:table-cell office:value-type="float" office:value="3.23970029610213" calcext:value-type="float">
            <text:p>3.23970029610213</text:p>
          </table:table-cell>
        </table:table-row>
        <table:table-row table:style-name="ro1">
          <table:table-cell office:value-type="float" office:value="123.986167109649" calcext:value-type="float">
            <text:p>123.986167109649</text:p>
          </table:table-cell>
        </table:table-row>
        <table:table-row table:style-name="ro1">
          <table:table-cell office:value-type="float" office:value="1.08092418666069" calcext:value-type="float">
            <text:p>1.08092418666069</text:p>
          </table:table-cell>
        </table:table-row>
        <table:table-row table:style-name="ro1">
          <table:table-cell office:value-type="float" office:value="125.348166533196" calcext:value-type="float">
            <text:p>125.348166533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869897645844" calcext:value-type="float">
            <text:p>126.869897645844</text:p>
          </table:table-cell>
        </table:table-row>
        <table:table-row table:style-name="ro1">
          <table:table-cell office:value-type="float" office:value="-1.60600298928225" calcext:value-type="float">
            <text:p>-1.60600298928225</text:p>
          </table:table-cell>
        </table:table-row>
        <table:table-row table:style-name="ro1">
          <table:table-cell office:value-type="float" office:value="129.173657970444" calcext:value-type="float">
            <text:p>129.173657970444</text:p>
          </table:table-cell>
        </table:table-row>
        <table:table-row table:style-name="ro1">
          <table:table-cell office:value-type="float" office:value="-4.31602751986562" calcext:value-type="float">
            <text:p>-4.31602751986562</text:p>
          </table:table-cell>
        </table:table-row>
        <table:table-row table:style-name="ro1">
          <table:table-cell office:value-type="float" office:value="130.720536469755" calcext:value-type="float">
            <text:p>130.720536469755</text:p>
          </table:table-cell>
        </table:table-row>
        <table:table-row table:style-name="ro1">
          <table:table-cell office:value-type="float" office:value="-6.51980175165699" calcext:value-type="float">
            <text:p>-6.51980175165699</text:p>
          </table:table-cell>
        </table:table-row>
        <table:table-row table:style-name="ro1">
          <table:table-cell office:value-type="float" office:value="132.31022967685" calcext:value-type="float">
            <text:p>132.31022967685</text:p>
          </table:table-cell>
        </table:table-row>
        <table:table-row table:style-name="ro1">
          <table:table-cell office:value-type="float" office:value="-7.59464336859145" calcext:value-type="float">
            <text:p>-7.59464336859145</text:p>
          </table:table-cell>
        </table:table-row>
        <table:table-row table:style-name="ro1">
          <table:table-cell office:value-type="float" office:value="134.23610153907" calcext:value-type="float">
            <text:p>134.23610153907</text:p>
          </table:table-cell>
        </table:table-row>
        <table:table-row table:style-name="ro1">
          <table:table-cell office:value-type="float" office:value="-8.74616226255521" calcext:value-type="float">
            <text:p>-8.74616226255521</text:p>
          </table:table-cell>
        </table:table-row>
        <table:table-row table:style-name="ro1">
          <table:table-cell office:value-type="float" office:value="136.921955958931" calcext:value-type="float">
            <text:p>136.921955958931</text:p>
          </table:table-cell>
        </table:table-row>
        <table:table-row table:style-name="ro1">
          <table:table-cell office:value-type="float" office:value="-10.988651096494" calcext:value-type="float">
            <text:p>-10.988651096494</text:p>
          </table:table-cell>
        </table:table-row>
        <table:table-row table:style-name="ro1">
          <table:table-cell office:value-type="float" office:value="138.865461169852" calcext:value-type="float">
            <text:p>138.865461169852</text:p>
          </table:table-cell>
        </table:table-row>
        <table:table-row table:style-name="ro1">
          <table:table-cell office:value-type="float" office:value="-13.1164361253915" calcext:value-type="float">
            <text:p>-13.1164361253915</text:p>
          </table:table-cell>
        </table:table-row>
        <table:table-row table:style-name="ro1">
          <table:table-cell office:value-type="float" office:value="139.698680517299" calcext:value-type="float">
            <text:p>139.698680517299</text:p>
          </table:table-cell>
        </table:table-row>
        <table:table-row table:style-name="ro1">
          <table:table-cell office:value-type="float" office:value="-14.1670555226312" calcext:value-type="float">
            <text:p>-14.1670555226312</text:p>
          </table:table-cell>
        </table:table-row>
        <table:table-row table:style-name="ro1">
          <table:table-cell office:value-type="float" office:value="141.17017509503" calcext:value-type="float">
            <text:p>141.17017509503</text:p>
          </table:table-cell>
        </table:table-row>
        <table:table-row table:style-name="ro1">
          <table:table-cell office:value-type="float" office:value="-16.2388416296923" calcext:value-type="float">
            <text:p>-16.2388416296923</text:p>
          </table:table-cell>
        </table:table-row>
        <table:table-row table:style-name="ro1">
          <table:table-cell office:value-type="float" office:value="143.022403647328" calcext:value-type="float">
            <text:p>143.022403647328</text:p>
          </table:table-cell>
        </table:table-row>
        <table:table-row table:style-name="ro1">
          <table:table-cell office:value-type="float" office:value="-18.6049654738023" calcext:value-type="float">
            <text:p>-18.6049654738023</text:p>
          </table:table-cell>
        </table:table-row>
        <table:table-row table:style-name="ro1">
          <table:table-cell office:value-type="float" office:value="145.271003720479" calcext:value-type="float">
            <text:p>145.271003720479</text:p>
          </table:table-cell>
        </table:table-row>
        <table:table-row table:style-name="ro1">
          <table:table-cell office:value-type="float" office:value="-20.1706534118504" calcext:value-type="float">
            <text:p>-20.1706534118504</text:p>
          </table:table-cell>
        </table:table-row>
        <table:table-row table:style-name="ro1">
          <table:table-cell office:value-type="float" office:value="147.652556500558" calcext:value-type="float">
            <text:p>147.652556500558</text:p>
          </table:table-cell>
        </table:table-row>
        <table:table-row table:style-name="ro1">
          <table:table-cell office:value-type="float" office:value="-21.7005367393175" calcext:value-type="float">
            <text:p>-21.7005367393175</text:p>
          </table:table-cell>
        </table:table-row>
        <table:table-row table:style-name="ro1">
          <table:table-cell office:value-type="float" office:value="148.570434385162" calcext:value-type="float">
            <text:p>148.570434385162</text:p>
          </table:table-cell>
        </table:table-row>
        <table:table-row table:style-name="ro1">
          <table:table-cell office:value-type="float" office:value="-22.9887168020806" calcext:value-type="float">
            <text:p>-22.9887168020806</text:p>
          </table:table-cell>
        </table:table-row>
        <table:table-row table:style-name="ro1">
          <table:table-cell office:value-type="float" office:value="150.255118703058" calcext:value-type="float">
            <text:p>150.255118703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0T14:19:27.735953102</dc:date>
    <meta:editing-duration>PT1M29S</meta:editing-duration>
    <meta:editing-cycles>1</meta:editing-cycles>
    <meta:document-statistic meta:table-count="1" meta:cell-count="5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223cm" svg:height="9.006cm" xlink:href=".." xlink:type="simple" chart:class="chart:line" chart:style-name="ch1">
        <chart:legend chart:legend-position="end" svg:x="26.953cm" svg:y="4.204cm" style:legend-expansion="high" chart:style-name="ch2"/>
        <chart:plot-area chart:style-name="ch3" table:cell-range-address="phase.A1:phase.A513" chart:data-source-has-labels="row" svg:x="0.584cm" svg:y="0.18cm" svg:width="25.785cm" svg:height="8.646cm">
          <chart:coordinate-region svg:x="1.496cm" svg:y="0.379cm" svg:width="24.87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hase.A2:phase.A513" chart:label-cell-address="phase.A1:phase.A1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  <draw:g>
                  <svg:desc>phase.A1:phas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6897703231505">
                <text:p>47.6897703231505</text:p>
                <draw:g>
                  <svg:desc>phase.A2:phase.A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5483670560113">
                <text:p>79.5483670560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6354634269026">
                <text:p>49.6354634269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9432374661674">
                <text:p>77.943237466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5967382978942">
                <text:p>51.5967382978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1735200296443">
                <text:p>75.1735200296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5691418798376">
                <text:p>53.5691418798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7765638088686">
                <text:p>72.7765638088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52466797179">
                <text:p>54.52466797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2219667775545">
                <text:p>71.221966777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0138328903514">
                <text:p>56.0138328903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0168934781">
                <text:p>70.0168934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2848664849022">
                <text:p>58.2848664849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3801350519596">
                <text:p>67.3801350519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213381689986">
                <text:p>61.213381689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1484141402878">
                <text:p>65.1484141402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9494029929139">
                <text:p>62.9494029929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434948822922">
                <text:p>63.434948822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9144002217186">
                <text:p>63.9144002217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2160735877907">
                <text:p>62.2160735877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125882890755">
                <text:p>65.1125882890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816325723909">
                <text:p>59.9816325723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5901626285067">
                <text:p>67.5901626285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9946167919165">
                <text:p>57.9946167919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8293465881496">
                <text:p>69.8293465881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0677689586533">
                <text:p>57.0677689586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565051177078">
                <text:p>71.565051177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0975043840753">
                <text:p>55.0975043840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7765638088686">
                <text:p>72.7765638088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4651908561214">
                <text:p>52.4651908561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.6498635075756">
                <text:p>74.6498635075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4773687288289">
                <text:p>50.4773687288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.8835638746085">
                <text:p>76.8835638746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8654611698517">
                <text:p>48.8654611698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011348903506">
                <text:p>79.011348903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3215305898327">
                <text:p>47.3215305898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.6279072914209">
                <text:p>80.6279072914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3897611953181">
                <text:p>45.3897611953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.3331957381858">
                <text:p>82.3331957381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430645195251">
                <text:p>43.430645195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480198248343">
                <text:p>83.480198248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817511359326">
                <text:p>41.0817511359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6430249941537">
                <text:p>85.6430249941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0938588862295">
                <text:p>39.0938588862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8183585964485">
                <text:p>87.8183585964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0928372970415">
                <text:p>37.0928372970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4308581201624">
                <text:p>36.4308581201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0809241866607">
                <text:p>91.0809241866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5922886875099">
                <text:p>34.5922886875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.7006293373953">
                <text:p>92.7006293373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7151335150978">
                <text:p>31.7151335150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.8990924537878">
                <text:p>94.8990924537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3271794904568">
                <text:p>29.3271794904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5946433685914">
                <text:p>97.5946433685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8104154438463">
                <text:p>27.81041544384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8193006387579">
                <text:p>99.8193006387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565051177078">
                <text:p>26.565051177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.353320043929">
                <text:p>100.353320043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1148348861446">
                <text:p>25.1148348861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.415839524407">
                <text:p>101.415839524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4098373714933">
                <text:p>22.4098373714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.64291477599">
                <text:p>103.64291477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3616032753862">
                <text:p>20.3616032753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871178611457">
                <text:p>105.871178611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101647278273">
                <text:p>18.6101647278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.744671625057">
                <text:p>107.744671625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3869721769155">
                <text:p>17.3869721769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954231699511">
                <text:p>108.954231699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6422464572087">
                <text:p>15.6422464572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.194056481542">
                <text:p>111.194056481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2405199151872">
                <text:p>13.2405199151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.412114169303">
                <text:p>113.412114169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88651096494">
                <text:p>10.988651096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.623564786164">
                <text:p>114.623564786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209270857909">
                <text:p>9.37209270857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.565051177078">
                <text:p>116.565051177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4034115883792">
                <text:p>7.74034115883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.264004148524">
                <text:p>118.264004148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8194465517801">
                <text:p>6.58194465517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.217273957384">
                <text:p>120.217273957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569750058463">
                <text:p>4.3569750058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.890791801846">
                <text:p>121.890791801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8164140355147">
                <text:p>2.18164140355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840056134967">
                <text:p>123.840056134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.544972322823">
                <text:p>126.544972322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08092418666069">
                <text:p>-1.08092418666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.491043559497">
                <text:p>128.491043559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70062933739529">
                <text:p>-2.70062933739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.66784111834">
                <text:p>129.66784111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85309638699237">
                <text:p>-4.85309638699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1.18592516571">
                <text:p>131.18592516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59464336859145">
                <text:p>-7.5946433685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31022967685">
                <text:p>132.310229676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7275785514016">
                <text:p>-9.7275785514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4.225779835072">
                <text:p>134.225779835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533200439294">
                <text:p>-10.3533200439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.153450451105">
                <text:p>136.153450451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.415839524407">
                <text:p>-11.415839524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.052882514792">
                <text:p>138.052882514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.5165681087913">
                <text:p>-13.5165681087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.986333771236">
                <text:p>139.9863337712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.7247457227474">
                <text:p>-15.7247457227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.508956440503">
                <text:p>141.508956440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.4179707922028">
                <text:p>-17.4179707922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3.022403647328">
                <text:p>143.022403647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8.7780332224455">
                <text:p>-18.7780332224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.52466797179">
                <text:p>144.52466797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.998719034387">
                <text:p>-20.998719034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.908300061318">
                <text:p>146.908300061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3.1985905136482">
                <text:p>-23.1985905136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.570434385162">
                <text:p>148.570434385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4.3994359241751">
                <text:p>-24.3994359241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.524110996754">
                <text:p>150.524110996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.0855997782814">
                <text:p>-26.0855997782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8.0091767080138">
                <text:p>-28.0091767080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9.6784899251352">
                <text:p>-29.6784899251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.64699082497">
                <text:p>155.64699082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1.6075022462489">
                <text:p>-31.6075022462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.796521467943">
                <text:p>157.7965214679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3.2470677493359">
                <text:p>-33.2470677493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.001280965613">
                <text:p>159.001280965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5.5992199589762">
                <text:p>-35.59921995897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0.529697990533">
                <text:p>160.5296979905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7.8282878346129">
                <text:p>-37.8282878346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.776563808869">
                <text:p>162.776563808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9.3269778600747">
                <text:p>-39.32697786007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.649863507576">
                <text:p>164.6498635075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0.4860115419987">
                <text:p>-40.4860115419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.883563874609">
                <text:p>166.8835638746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1.5890550446443">
                <text:p>-41.5890550446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8.584160475593">
                <text:p>168.584160475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3.1034816967907">
                <text:p>-43.1034816967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272421448598">
                <text:p>170.2724214485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5.379436701419">
                <text:p>-45.379436701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.869897645844">
                <text:p>171.869897645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.2605019111413">
                <text:p>-47.2605019111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3.962317478577">
                <text:p>173.962317478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8.7640348649057">
                <text:p>-48.7640348649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.18592516571">
                <text:p>176.18592516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0.6730221399253">
                <text:p>-50.67302213992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8.378854086347">
                <text:p>178.3788540863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2.1717121653871">
                <text:p>-52.1717121653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79.459489812869">
                <text:p>-179.459489812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3.6606036708298">
                <text:p>-53.6606036708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77.818358596449">
                <text:p>-177.818358596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5.1378038530851">
                <text:p>-55.1378038530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76.18592516571">
                <text:p>-176.18592516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7.2004687273808">
                <text:p>-57.20046872738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75.19204603697">
                <text:p>-175.192046036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9.1279166369197">
                <text:p>-59.12791663691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73.541183621281">
                <text:p>-173.541183621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1.0490047925332">
                <text:p>-61.04900479253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71.253837737445">
                <text:p>-171.2538377374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1.9908232919862">
                <text:p>-61.99082329198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69.011348903506">
                <text:p>-169.011348903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3.6767017321901">
                <text:p>-63.67670173219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67.412306618351">
                <text:p>-167.412306618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6.3093105971726">
                <text:p>-66.30931059717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5.699722550814">
                <text:p>-165.6997225508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7.9993016494594">
                <text:p>-67.9993016494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3.827840984217">
                <text:p>-163.827840984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9.001280965613">
                <text:p>-69.001280965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1.737110057806">
                <text:p>-161.737110057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0.7099537808113">
                <text:p>-70.7099537808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0.201123645475">
                <text:p>-160.201123645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3.0948419013644">
                <text:p>-73.094841901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9.001280965613">
                <text:p>-159.001280965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4.7919608093647">
                <text:p>-74.79196080936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56.873479611251">
                <text:p>-156.8734796112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7.0053832080835">
                <text:p>-77.0053832080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54.885165113855">
                <text:p>-154.885165113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8.6900675259798">
                <text:p>-78.6900675259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52.715792706377">
                <text:p>-152.715792706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0.2724214485984">
                <text:p>-80.27242144859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50.524110996754">
                <text:p>-150.524110996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1.7927835880819">
                <text:p>-81.7927835880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48.753070586523">
                <text:p>-148.753070586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4.0194004752366">
                <text:p>-84.01940047523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7.23150092123">
                <text:p>-147.23150092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6.2218022928384">
                <text:p>-86.22180229283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46.159943865033">
                <text:p>-146.159943865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8.3788540863466">
                <text:p>-88.3788540863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44.52466797179">
                <text:p>-144.524667971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0.5456575934157">
                <text:p>-90.54565759341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42.266954405812">
                <text:p>-142.266954405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2.1816414035515">
                <text:p>-92.1816414035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40.748663417288">
                <text:p>-140.7486634172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3.7429882956871">
                <text:p>-93.74298829568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38.865461169852">
                <text:p>-138.8654611698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4.8530963869924">
                <text:p>-94.85309638699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36.548157698978">
                <text:p>-136.5481576989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6.581944655178">
                <text:p>-96.5819446551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34.615470340416">
                <text:p>-134.615470340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8.8297446679091">
                <text:p>-98.82974466790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33.078044041069">
                <text:p>-133.0780440410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0.988651096494">
                <text:p>-100.9886510964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1.543380827958">
                <text:p>-131.5433808279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2.707113501317">
                <text:p>-102.707113501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0.013666228765">
                <text:p>-130.0136662287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4.574216198039">
                <text:p>-104.5742161980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8.491043559497">
                <text:p>-128.4910435594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6.172159015783">
                <text:p>-106.1721590157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6.544972322823">
                <text:p>-126.5449723228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8.262889942194">
                <text:p>-108.2628899421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4.143586651938">
                <text:p>-124.1435866519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9.9831065219">
                <text:p>-109.9831065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22.178656206601">
                <text:p>-122.178656206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1.595310448968">
                <text:p>-111.5953104489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9.744881296942">
                <text:p>-119.7448812969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3.126520388749">
                <text:p>-113.1265203887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17.783926412209">
                <text:p>-117.7839264122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15.346175941947">
                <text:p>-115.3461759419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16.075355583949">
                <text:p>-116.0753555839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8.040152977935">
                <text:p>-118.0401529779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4.35300917503">
                <text:p>-114.353009175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20.296448176238">
                <text:p>-120.2964481762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13.126520388749">
                <text:p>-113.1265203887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21.827446576673">
                <text:p>-121.8274465766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11.194056481542">
                <text:p>-111.1940564815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22.471192290848">
                <text:p>-122.471192290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8.778033222446">
                <text:p>-108.778033222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4.143586651938">
                <text:p>-124.143586651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7.579851426655">
                <text:p>-107.5798514266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26.430858120162">
                <text:p>-126.430858120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6.020292302071">
                <text:p>-106.0202923020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8.403261702106">
                <text:p>-128.4032617021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3.771599717082">
                <text:p>-103.7715997170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0.301319482701">
                <text:p>-130.3013194827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1.415839524407">
                <text:p>-101.4158395244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2.236142629087">
                <text:p>-132.2361426290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99.7275785514016">
                <text:p>-99.7275785514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4.215175397008">
                <text:p>-134.215175397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8.130102354156">
                <text:p>-98.1301023541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6.169139327907">
                <text:p>-136.1691393279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6.581944655178">
                <text:p>-96.5819446551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7.726310993906">
                <text:p>-137.72631099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4.8990924537878">
                <text:p>-94.89909245378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39.279463530245">
                <text:p>-139.2794635302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3.2397002961021">
                <text:p>-93.2397002961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40.826342029556">
                <text:p>-140.826342029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1.070824454787">
                <text:p>-91.0708244547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42.800187884182">
                <text:p>-142.800187884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7.8389205117736">
                <text:p>-87.83892051177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45.234802763423">
                <text:p>-145.234802763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86.2218022928384">
                <text:p>-86.22180229283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47.23150092123">
                <text:p>-147.23150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5.1469036130076">
                <text:p>-85.14690361300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49.703551823762">
                <text:p>-149.703551823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84.0194004752366">
                <text:p>-84.01940047523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51.699244233994">
                <text:p>-151.6992442339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1.7927835880819">
                <text:p>-81.79278358808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53.681911860348">
                <text:p>-153.6819118603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80.1806993612421">
                <text:p>-80.18069936124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55.418425517431">
                <text:p>-155.4184255174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8.4762782961027">
                <text:p>-78.47627829610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56.655989038422">
                <text:p>-156.655989038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6.2284002829176">
                <text:p>-76.2284002829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58.404689551032">
                <text:p>-158.4046895510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3.4570165954375">
                <text:p>-73.457016595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60.866356794095">
                <text:p>-160.866356794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1.7371100578059">
                <text:p>-71.73711005780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62.255328374943">
                <text:p>-162.2553283749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0.5296979905331">
                <text:p>-70.52969799053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3.979707697929">
                <text:p>-163.9797076979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9.3159197320532">
                <text:p>-69.31591973205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66.097312885779">
                <text:p>-166.097312885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7.0871716032283">
                <text:p>-67.08717160322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68.36636600106">
                <text:p>-168.366366001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5.3764352138364">
                <text:p>-65.37643521383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70.180699361242">
                <text:p>-170.180699361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3.434948822922">
                <text:p>-63.4349488229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71.869897645844">
                <text:p>-171.8698976458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61.476881393688">
                <text:p>-61.476881393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73.480198248343">
                <text:p>-173.4801982483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9.0362434679265">
                <text:p>-59.0362434679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75.054033452896">
                <text:p>-175.054033452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7.8213437933989">
                <text:p>-57.82134379339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76.729512076816">
                <text:p>-176.7295120768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6.1599438650328">
                <text:p>-56.15994386503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78.919075813339">
                <text:p>-178.9190758133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4.2110265408167">
                <text:p>-54.21102654081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7.859098633677">
                <text:p>177.8590986336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1.9343489012696">
                <text:p>-51.93434890126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6.221802292838">
                <text:p>176.2218022928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0.4037913602497">
                <text:p>-50.40379136024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5.146903613008">
                <text:p>175.1469036130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9.2222302061427">
                <text:p>-49.22223020614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4.075418018018">
                <text:p>174.075418018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7.6897703231505">
                <text:p>-47.68977032315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1.869897645844">
                <text:p>171.8698976458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45.7742201649281">
                <text:p>-45.77422016492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0.180699361242">
                <text:p>170.180699361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3.8308606720926">
                <text:p>-43.8308606720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8.584160475593">
                <text:p>168.5841604755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1.543380827958">
                <text:p>-41.5433808279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6.35708522401">
                <text:p>166.357085224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9.3269778600747">
                <text:p>-39.32697786007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3.610459665965">
                <text:p>163.6104596659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8.0656510987304">
                <text:p>-38.06565109873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1.906093455937">
                <text:p>161.9060934559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6.7592881702921">
                <text:p>-36.75928817029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0.709953780811">
                <text:p>160.7099537808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4.9024956159247">
                <text:p>-34.9024956159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9.50740523013">
                <text:p>159.507405230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3.0916999386824">
                <text:p>-33.0916999386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.297157876787">
                <text:p>157.2971578767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1.4295656148385">
                <text:p>-31.42956561483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.600564075825">
                <text:p>155.6005640758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9.2679952148927">
                <text:p>-29.26799521489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.914400221719">
                <text:p>153.9144002217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7.2995722113328">
                <text:p>-27.2995722113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.990823291986">
                <text:p>151.9908232919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5.8367542240016">
                <text:p>-25.83675422400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.588918732875">
                <text:p>149.588918732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3.6906894028274">
                <text:p>-23.69068940282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8.109208198154">
                <text:p>148.1092081981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1.5014343240479">
                <text:p>-21.50143432404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.458752345877">
                <text:p>146.4587523458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.470302009467">
                <text:p>-19.470302009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4.833563964207">
                <text:p>144.8335639642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8.2628899421941">
                <text:p>-18.26288994219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2.917503034828">
                <text:p>142.9175030348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7.0628571734614">
                <text:p>-17.06285717346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1.088528154195">
                <text:p>141.0885281541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5.3501364924244">
                <text:p>-15.35013649242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9.573921259901">
                <text:p>139.5739212599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3.6429147759901">
                <text:p>-13.64291477599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.410944955356">
                <text:p>138.410944955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2.0567625338326">
                <text:p>-12.05676253383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.896518303209">
                <text:p>136.8965183032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9.91275144672384">
                <text:p>-9.912751446723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58194465517801">
                <text:p>-6.581944655178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.345804486593">
                <text:p>132.345804486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.3569750058463">
                <text:p>-4.3569750058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0.143396066057">
                <text:p>130.1433960660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23970029610213">
                <text:p>-3.239700296102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9.326977860075">
                <text:p>129.3269778600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18164140355147">
                <text:p>-2.18164140355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8.06565109873">
                <text:p>128.065651098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5.788973459183">
                <text:p>125.7889734591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2114591365341">
                <text:p>1.621145913653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3.986167109649">
                <text:p>123.9861671096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20948631779199">
                <text:p>3.209486317791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2.799531272619">
                <text:p>122.7995312726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7584111262894">
                <text:p>4.275841112628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1.148580986195">
                <text:p>121.1485809861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8059952476345">
                <text:p>5.980599524763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.739795291688">
                <text:p>118.7397952916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0721641191815">
                <text:p>8.207216411918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6.8057883298">
                <text:p>116.80578832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533200439294">
                <text:p>10.3533200439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5.144785630679">
                <text:p>115.1447856306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5876933816488">
                <text:p>12.58769338164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.477399892093">
                <text:p>113.477399892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3002774491856">
                <text:p>14.30027744918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.501434324048">
                <text:p>111.5014343240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871178611457">
                <text:p>15.8711786114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9.290046219189">
                <text:p>109.2900462191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.7446716250569">
                <text:p>17.74467162505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8.093906544063">
                <text:p>108.0939065440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.470302009467">
                <text:p>19.4703020094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.905158098636">
                <text:p>106.9051580986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928903519814">
                <text:p>21.39289035198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5.208039190635">
                <text:p>105.208039190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6293777306568">
                <text:p>23.62937773065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64291477599">
                <text:p>103.642914775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3461759419467">
                <text:p>25.34617594194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.056762533833">
                <text:p>102.0567625338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.2640041485239">
                <text:p>28.26400414852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8193006387579">
                <text:p>99.81930063875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.6784899251352">
                <text:p>29.6784899251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6.519801751657">
                <text:p>96.5198017516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.148580986195">
                <text:p>31.1485809861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3160275198656">
                <text:p>94.31602751986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.1786562066011">
                <text:p>32.17865620660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.2704879231836">
                <text:p>93.27048792318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.1435866519378">
                <text:p>34.14358665193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2.1816414035515">
                <text:p>92.18164140355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2249442555203">
                <text:p>36.22494425552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1572265873691">
                <text:p>38.15722658736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8.3939970107178">
                <text:p>88.39399701071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.3645365730974">
                <text:p>40.36453657309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.790513682208">
                <text:p>86.790513682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.4964683552155">
                <text:p>41.49646835521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.6430249941537">
                <text:p>85.64302499415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0780440410686">
                <text:p>43.07804404106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.9623174785771">
                <text:p>83.96231747857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620563298581">
                <text:p>44.6205632985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.7927835880819">
                <text:p>81.79278358808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.8965183032093">
                <text:p>46.89651830320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5483670560113">
                <text:p>79.54836705601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.8654611698517">
                <text:p>48.8654611698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.2928864986834">
                <text:p>77.29288649868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.0538260500644">
                <text:p>50.05382605006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.6997225508144">
                <text:p>75.69972255081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.9343489012696">
                <text:p>51.93434890126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8278409842174">
                <text:p>73.82784098421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52466797179">
                <text:p>54.524667971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.0874906140367">
                <text:p>72.08749061403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.2004687273808">
                <text:p>57.20046872738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.1593019160317">
                <text:p>70.1593019160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.5704343851615">
                <text:p>58.57043438516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.4046895510323">
                <text:p>68.40468955103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.5066415975243">
                <text:p>59.50664159752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.1495260919231">
                <text:p>66.14952609192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.7320047851073">
                <text:p>60.7320047851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.1790080258107">
                <text:p>64.1790080258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.9494029929139">
                <text:p>62.94940299291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.7359958514761">
                <text:p>61.73599585147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.6005640758249">
                <text:p>65.60056407582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.7827260426157">
                <text:p>59.78272604261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.8014094863518">
                <text:p>66.80140948635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.2848664849022">
                <text:p>58.28486648490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.9993016494594">
                <text:p>67.9993016494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.2315009212302">
                <text:p>57.23150092123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.5074052301297">
                <text:p>69.50740523012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.5480654181421">
                <text:p>55.54806541814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.0457683004888">
                <text:p>71.04576830048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.130102354156">
                <text:p>53.1301023541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.9371428265386">
                <text:p>72.93714282653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.4773687288289">
                <text:p>50.47736872882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4.7919608093647">
                <text:p>74.7919608093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.9182488640674">
                <text:p>48.91824886406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.3570852240099">
                <text:p>76.35708522400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.1363583683326">
                <text:p>48.13635836833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.011348903506">
                <text:p>79.0113489035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548157698978">
                <text:p>46.5481576989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1.2538377374448">
                <text:p>81.25383773744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2257798350719">
                <text:p>44.22577983507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2.9421533501189">
                <text:p>82.94215335011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.4964683552155">
                <text:p>41.49646835521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.6106882400266">
                <text:p>84.6106882400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.3013194827006">
                <text:p>40.30131948270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6.7602997038979">
                <text:p>86.7602997038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.0938588862295">
                <text:p>39.09385888622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9190758133393">
                <text:p>88.91907581333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.7592881702921">
                <text:p>36.75928817029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.6900675259798">
                <text:p>33.69006752597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.6211459136534">
                <text:p>91.62114591365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.4295656148385">
                <text:p>31.42956561483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.3569750058463">
                <text:p>94.35697500584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.4933584024757">
                <text:p>30.49335840247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6.519801751657">
                <text:p>96.5198017516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5387822595581">
                <text:p>29.5387822595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.6668042618142">
                <text:p>97.66680426181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.8104154438463">
                <text:p>27.81041544384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8297446679091">
                <text:p>98.82974466790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0835940061909">
                <text:p>25.08359400619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.988651096494">
                <text:p>100.988651096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.4121141693027">
                <text:p>23.41211416930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3.116436125391">
                <text:p>103.1164361253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2034785320574">
                <text:p>22.20347853205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.167055522631">
                <text:p>104.1670555226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.4925947698703">
                <text:p>20.49259476987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.542983404563">
                <text:p>106.5429834045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9542316995112">
                <text:p>18.9542316995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9.133643205905">
                <text:p>109.1336432059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3869721769155">
                <text:p>17.3869721769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.17065341185">
                <text:p>110.170653411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4948485991386">
                <text:p>15.49484859913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1.501434324048">
                <text:p>111.501434324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.6429147759901">
                <text:p>13.64291477599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.412114169303">
                <text:p>113.4121141693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988651096494">
                <text:p>10.9886510964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6.810954300349">
                <text:p>116.8109543003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82974466790907">
                <text:p>8.829744667909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300755766006">
                <text:p>118.3007557660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1250163489018">
                <text:p>7.12501634890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744881296942">
                <text:p>119.7448812969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44033203100551">
                <text:p>5.440332031005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1.607502246249">
                <text:p>121.6075022462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23970029610213">
                <text:p>3.23970029610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.986167109649">
                <text:p>123.9861671096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08092418666069">
                <text:p>1.080924186660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.348166533196">
                <text:p>125.3481665331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6.869897645844">
                <text:p>126.8698976458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60600298928225">
                <text:p>-1.606002989282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9.173657970444">
                <text:p>129.1736579704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4.31602751986562">
                <text:p>-4.316027519865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0.720536469755">
                <text:p>130.7205364697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6.51980175165699">
                <text:p>-6.519801751656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2.31022967685">
                <text:p>132.310229676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7.59464336859145">
                <text:p>-7.594643368591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4.23610153907">
                <text:p>134.236101539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8.74616226255521">
                <text:p>-8.746162262555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6.921955958931">
                <text:p>136.9219559589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0.988651096494">
                <text:p>-10.9886510964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8.865461169852">
                <text:p>138.8654611698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3.1164361253915">
                <text:p>-13.11643612539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9.698680517299">
                <text:p>139.6986805172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4.1670555226312">
                <text:p>-14.16705552263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1.17017509503">
                <text:p>141.170175095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6.2388416296923">
                <text:p>-16.23884162969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3.022403647328">
                <text:p>143.0224036473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8.6049654738023">
                <text:p>-18.60496547380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.271003720479">
                <text:p>145.2710037204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0.1706534118504">
                <text:p>-20.17065341185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7.652556500558">
                <text:p>147.6525565005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1.7005367393175">
                <text:p>-21.70053673931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8.570434385162">
                <text:p>148.5704343851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2.9887168020806">
                <text:p>-22.9887168020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0.255118703058">
                <text:p>150.2551187030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